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15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5.038cm"/>
    </style:style>
    <style:style style:name="co13" style:family="table-column">
      <style:table-column-properties fo:break-before="auto" style:column-width="7.253cm"/>
    </style:style>
    <style:style style:name="co14" style:family="table-column">
      <style:table-column-properties fo:break-before="auto" style:column-width="11.363cm"/>
    </style:style>
    <style:style style:name="co15" style:family="table-column">
      <style:table-column-properties fo:break-before="auto" style:column-width="8.267cm"/>
    </style:style>
    <style:style style:name="co16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5.951cm"/>
    </style:style>
    <style:style style:name="co18" style:family="table-column">
      <style:table-column-properties fo:break-before="auto" style:column-width="3.889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81d41a"/>
    </style:style>
    <style:style style:name="ce35" style:family="table-cell" style:parent-style-name="Default">
      <style:table-cell-properties fo:background-color="#ff0000"/>
    </style:style>
    <style:style style:name="ce37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b2b2b2"/>
    </style:style>
    <style:style style:name="ce41" style:family="table-cell" style:parent-style-name="Default">
      <style:table-cell-properties fo:background-color="#afd095"/>
    </style:style>
    <style:style style:name="ce42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2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29" office:value-type="string" calcext:value-type="string">
            <text:p>Baseline (unchecked)</text:p>
          </table:table-cell>
          <table:table-cell table:style-name="ce29" table:number-columns-repeated="59"/>
          <table:table-cell table:style-name="ce30" table:number-columns-repeated="16324"/>
        </table:table-row>
        <table:table-row table:style-name="ro1">
          <table:table-cell table:style-name="ce30" office:value-type="string" calcext:value-type="string">
            <text:p>address</text:p>
          </table:table-cell>
          <table:table-cell table:style-name="ce30" office:value-type="string" calcext:value-type="string">
            <text:p>register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error message</text:p>
          </table:table-cell>
          <table:table-cell table:style-name="ce30" office:value-type="string" calcext:value-type="string">
            <text:p>manual classification (is-checked)</text:p>
          </table:table-cell>
          <table:table-cell table:style-name="ce30" office:value-type="string" calcext:value-type="string">
            <text:p>comment</text:p>
          </table:table-cell>
          <table:table-cell table:style-name="ce30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33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33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35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33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33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35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33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34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30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29" office:value-type="string" calcext:value-type="string">
            <text:p>ignore one</text:p>
          </table:table-cell>
          <table:table-cell table:style-name="ce29" table:number-columns-repeated="16383"/>
        </table:table-row>
        <table:table-row table:style-name="ro1">
          <table:table-cell table:style-name="ce31" office:value-type="string" calcext:value-type="string">
            <text:p>Ignored function: qemu_xen_xs_write</text:p>
          </table:table-cell>
          <table:table-cell table:style-name="ce32" table:number-columns-repeated="16383"/>
        </table:table-row>
        <table:table-row table:style-name="ro1">
          <table:table-cell table:style-name="ce32" office:value-type="string" calcext:value-type="string">
            <text:p>0x64d919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9pfs_alloc.cfi</text:p>
          </table:table-cell>
          <table:table-cell table:style-name="ce32" office:value-type="string" calcext:value-type="string">
            <text:p>Compare not found</text:p>
          </table:table-cell>
          <table:table-cell table:style-name="ce32" office:value-type="string" calcext:value-type="string">
            <text:p>unchecked</text:p>
          </table:table-cell>
          <table:table-cell table:style-name="ce32" office:value-type="string" calcext:value-type="string">
            <text:p>0x17B51D0 holds address of “xs_be_write”</text:p>
          </table:table-cell>
          <table:table-cell table:style-name="ce32" table:number-columns-repeated="16378"/>
        </table:table-row>
        <table:table-row table:style-name="ro1">
          <table:table-cell table:style-name="ce32" office:value-type="string" calcext:value-type="string">
            <text:p>0x64d9c5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9pfs_alloc.cfi</text:p>
          </table:table-cell>
          <table:table-cell table:style-name="ce32" office:value-type="string" calcext:value-type="string">
            <text:p>Compare not found</text:p>
          </table:table-cell>
          <table:table-cell table:style-name="ce32" office:value-type="string" calcext:value-type="string">
            <text:p>unchecked</text:p>
          </table:table-cell>
          <table:table-cell table:style-name="ce32" office:value-type="string" calcext:value-type="string">
            <text:p>xs_be_write is a method on struct xenstore_backend_ops</text:p>
          </table:table-cell>
          <table:table-cell table:style-name="ce32" table:number-columns-repeated="16378"/>
        </table:table-row>
        <table:table-row table:style-name="ro1">
          <table:table-cell table:style-name="ce32" office:value-type="string" calcext:value-type="string">
            <text:p>0x64da71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9pfs_alloc.cfi</text:p>
          </table:table-cell>
          <table:table-cell table:style-name="ce32" office:value-type="string" calcext:value-type="string">
            <text:p>Compare not found</text:p>
          </table:table-cell>
          <table:table-cell table:style-name="ce32" office:value-type="string" calcext:value-type="string">
            <text:p>unchecked</text:p>
          </table:table-cell>
          <table:table-cell table:style-name="ce32" office:value-type="string" calcext:value-type="string">
            <text:p>method called on row 348 in xen_backend_ops.h</text:p>
          </table:table-cell>
          <table:table-cell table:style-name="ce32" table:number-columns-repeated="16378"/>
        </table:table-row>
        <table:table-row table:style-name="ro1">
          <table:table-cell table:style-name="ce32" office:value-type="string" calcext:value-type="string">
            <text:p>0x6e449b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input_init.cfi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6e4547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input_init.cfi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office:value-type="string" calcext:value-type="string">
            <text:p>call directly from writable data</text:p>
          </table:table-cell>
          <table:table-cell table:style-name="ce32" table:number-columns-repeated="16378"/>
        </table:table-row>
        <table:table-row table:style-name="ro1">
          <table:table-cell table:style-name="ce32" office:value-type="string" calcext:value-type="string">
            <text:p>0x869a45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s_node_vprintf</text:p>
          </table:table-cell>
          <table:table-cell table:style-name="ce32" office:value-type="string" calcext:value-type="string">
            <text:p>Compare not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3">
          <table:table-cell table:style-name="ce32" office:value-type="string" calcext:value-type="string">
            <text:p>0x86e39d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set_state</text:p>
          </table:table-cell>
          <table:table-cell table:style-name="ce32" office:value-type="string" calcext:value-type="string">
            <text:p>Compare not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66d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Call target not trusted when looking from 0x86e520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8c9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9f5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a9a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c22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table:style-name="ce32" office:value-type="string" calcext:value-type="string">
            <text:p>0x86ed98</text:p>
          </table:table-cell>
          <table:table-cell table:style-name="ce32" office:value-type="string" calcext:value-type="string">
            <text:p>call qword ptr [0x17B51D0]</text:p>
          </table:table-cell>
          <table:table-cell table:style-name="ce32" office:value-type="string" calcext:value-type="string">
            <text:p>xen_be_check_state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office:value-type="string" calcext:value-type="string">
            <text:p>unchecked</text:p>
          </table:table-cell>
          <table:table-cell table:style-name="ce32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ignore two</text:p>
          </table:table-cell>
          <table:table-cell table:style-name="ce29" table:number-columns-repeated="16383"/>
        </table:table-row>
        <table:table-row table:style-name="ro1">
          <table:table-cell table:style-name="ce30" office:value-type="string" calcext:value-type="string">
            <text:p>ignored function: ct3_build_cdat</text:p>
          </table:table-cell>
          <table:table-cell table:number-columns-repeated="7"/>
          <table:table-cell table:style-name="ce37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37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37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37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9" office:value-type="string" calcext:value-type="string">
            <text:p>ignore three</text:p>
          </table:table-cell>
          <table:table-cell table:style-name="ce29" table:number-columns-repeated="7"/>
          <table:table-cell table:style-name="ce37" table:formula="of:=ISNUMBER(MATCH([.C117]; [.$C$3:.$C$92]; 0))" office:value-type="boolean" office:boolean-value="false" calcext:value-type="boolean">
            <text:p>FALSE</text:p>
          </table:table-cell>
          <table:table-cell table:style-name="ce29" table:number-columns-repeated="16375"/>
        </table:table-row>
        <table:table-row table:style-name="ro1">
          <table:table-cell table:style-name="ce30" office:value-type="string" calcext:value-type="string">
            <text:p>ignored function: <text:s/>job_lock (job.c)</text:p>
          </table:table-cell>
          <table:table-cell table:number-columns-repeated="7"/>
          <table:table-cell table:style-name="ce37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3"/>
          <table:table-cell table:style-name="ce37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34" office:value-type="string" calcext:value-type="string">
            <text:p>unchecked</text:p>
          </table:table-cell>
          <table:table-cell table:number-columns-repeated="3"/>
          <table:table-cell table:style-name="ce37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37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37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37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29" office:value-type="string" calcext:value-type="string">
            <text:p>ignore four</text:p>
          </table:table-cell>
          <table:table-cell table:style-name="ce29" table:number-columns-repeated="7"/>
          <table:table-cell table:style-name="ce37" table:formula="of:=ISNUMBER(MATCH([.C124]; [.$C$3:.$C$92]; 0))" office:value-type="boolean" office:boolean-value="false" calcext:value-type="boolean">
            <text:p>FALSE</text:p>
          </table:table-cell>
          <table:table-cell table:style-name="ce29" table:number-columns-repeated="16375"/>
        </table:table-row>
        <table:table-row table:style-name="ro1">
          <table:table-cell table:style-name="ce30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37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33" office:value-type="string" calcext:value-type="string">
            <text:p>0x845de1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bus_rese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26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5eae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irtio_bus_reset</text:p>
          </table:table-cell>
          <table:table-cell table:style-name="ce33" office:value-type="string" calcext:value-type="string">
            <text:p>Call target not trusted when looking from 0x845daa</text:p>
          </table:table-cell>
          <table:table-cell table:style-name="ce33" table:number-columns-repeated="4"/>
          <table:table-cell table:style-name="ce37" table:formula="of:=ISNUMBER(MATCH([.C127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5ef5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irtio_bus_reset</text:p>
          </table:table-cell>
          <table:table-cell table:style-name="ce33" office:value-type="string" calcext:value-type="string">
            <text:p>Call target not trusted when looking from 0x845daa</text:p>
          </table:table-cell>
          <table:table-cell table:style-name="ce33" table:number-columns-repeated="4"/>
          <table:table-cell table:style-name="ce37" table:formula="of:=ISNUMBER(MATCH([.C128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6050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bus_stop_ioeventfd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29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84f0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pci_vmstate_change.cfi</text:p>
          </table:table-cell>
          <table:table-cell table:style-name="ce33" office:value-type="string" calcext:value-type="string">
            <text:p>No entrypoints found</text:p>
          </table:table-cell>
          <table:table-cell table:style-name="ce33" table:number-columns-repeated="4"/>
          <table:table-cell table:style-name="ce37" table:formula="of:=ISNUMBER(MATCH([.C130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8e93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pci_device_unplugged.cfi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31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958c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write_config.cfi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32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4e816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irtio_mmio_vmstate_change.cfi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33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d7da</text:p>
          </table:table-cell>
          <table:table-cell table:style-name="ce33" office:value-type="string" calcext:value-type="string">
            <text:p>call qword ptr [rax+0x130]</text:p>
          </table:table-cell>
          <table:table-cell table:style-name="ce33" office:value-type="string" calcext:value-type="string">
            <text:p>vhost_dev_enable_notifiers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34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2" table:number-columns-repeated="8"/>
          <table:table-cell table:style-name="ce37" table:formula="of:=ISNUMBER(MATCH([.C135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37" table:formula="of:=ISNUMBER(MATCH([.C136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number-columns-repeated="8"/>
          <table:table-cell table:style-name="ce37" table:formula="of:=ISNUMBER(MATCH([.C137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29" office:value-type="string" calcext:value-type="string">
            <text:p>ignore five</text:p>
          </table:table-cell>
          <table:table-cell table:style-name="ce29" table:number-columns-repeated="7"/>
          <table:table-cell table:style-name="ce37" table:formula="of:=ISNUMBER(MATCH([.C138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0" office:value-type="string" calcext:value-type="string">
            <text:p>ignored function: vhost_dev_init</text:p>
          </table:table-cell>
          <table:table-cell table:number-columns-repeated="7"/>
          <table:table-cell table:style-name="ce37" table:formula="of:=ISNUMBER(MATCH([.C139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a801</text:p>
          </table:table-cell>
          <table:table-cell table:style-name="ce33" office:value-type="string" calcext:value-type="string">
            <text:p>call qword ptr [rax+8]</text:p>
          </table:table-cell>
          <table:table-cell table:style-name="ce33" office:value-type="string" calcext:value-type="string">
            <text:p>vhost_dev_ini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40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a816</text:p>
          </table:table-cell>
          <table:table-cell table:style-name="ce33" office:value-type="string" calcext:value-type="string">
            <text:p>call qword ptr [rax+0xE0]</text:p>
          </table:table-cell>
          <table:table-cell table:style-name="ce33" office:value-type="string" calcext:value-type="string">
            <text:p>vhost_dev_ini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41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a833</text:p>
          </table:table-cell>
          <table:table-cell table:style-name="ce33" office:value-type="string" calcext:value-type="string">
            <text:p>call qword ptr [rax+0xD0]</text:p>
          </table:table-cell>
          <table:table-cell table:style-name="ce33" office:value-type="string" calcext:value-type="string">
            <text:p>vhost_dev_ini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42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a84b</text:p>
          </table:table-cell>
          <table:table-cell table:style-name="ce33" office:value-type="string" calcext:value-type="string">
            <text:p>call qword ptr [rax+0x18]</text:p>
          </table:table-cell>
          <table:table-cell table:style-name="ce33" office:value-type="string" calcext:value-type="string">
            <text:p>vhost_dev_ini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43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style-name="ce33" office:value-type="string" calcext:value-type="string">
            <text:p>0x85b032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host_dev_init</text:p>
          </table:table-cell>
          <table:table-cell table:style-name="ce33" office:value-type="string" calcext:value-type="string">
            <text:p>Compare not found</text:p>
          </table:table-cell>
          <table:table-cell table:style-name="ce33" table:number-columns-repeated="4"/>
          <table:table-cell table:style-name="ce37" table:formula="of:=ISNUMBER(MATCH([.C144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38" table:formula="of:=ISNUMBER(MATCH([.C145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number-columns-repeated="8"/>
          <table:table-cell table:style-name="ce39" table:formula="of:=ISNUMBER(MATCH([.C146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>
          <table:table-cell table:number-columns-repeated="8"/>
          <table:table-cell table:style-name="ce39" table:formula="of:=ISNUMBER(MATCH([.C147]; [.$C$3:.$C$92]; 0))" office:value-type="boolean" office:boolean-value="false" calcext:value-type="boolean">
            <text:p>FALSE</text:p>
          </table:table-cell>
          <table:table-cell table:style-name="ce32" table:number-columns-repeated="16375"/>
        </table:table-row>
        <table:table-row table:style-name="ro1" table:number-rows-repeated="67">
          <table:table-cell table:number-columns-repeated="9"/>
          <table:table-cell table:style-name="ce32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29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style-name="ce40" office:value-type="string" calcext:value-type="string">
            <text:p>Macro disabled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office:value-type="string" calcext:value-type="string">
            <text:p>no_ignor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30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5fded1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bu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ignored: plugin_vcpu_cb__simpl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5fe68e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qemu_plugin_vcpu_init__async.cfi</text:p>
          </table:table-cell>
          <table:table-cell table:style-name="ce41" office:value-type="string" calcext:value-type="string">
            <text:p>Call target not trusted when looking from 0x5fe510</text:p>
          </table:table-cell>
          <table:table-cell table:style-name="ce41" table:number-columns-repeated="2"/>
          <table:table-cell table:style-name="ce41" office:value-type="string" calcext:value-type="string">
            <text:p>ignored: plugin_vcpu_cb__simple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92851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qemu_wait_io_event</text:p>
          </table:table-cell>
          <table:table-cell table:style-name="ce41" office:value-type="string" calcext:value-type="string">
            <text:p>Call target not trusted when looking from 0x8927f7</text:p>
          </table:table-cell>
          <table:table-cell table:style-name="ce41" table:number-columns-repeated="2"/>
          <table:table-cell table:style-name="ce41" office:value-type="string" calcext:value-type="string">
            <text:p>ignored: plugin_vcpu_cb__simpl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92891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qemu_wait_io_event</text:p>
          </table:table-cell>
          <table:table-cell table:style-name="ce41" office:value-type="string" calcext:value-type="string">
            <text:p>Call target not trusted when looking from 0x8927f7</text:p>
          </table:table-cell>
          <table:table-cell table:style-name="ce41" table:number-columns-repeated="2"/>
          <table:table-cell table:style-name="ce41" office:value-type="string" calcext:value-type="string">
            <text:p>ignored: plugin_vcpu_cb__simpl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9f899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qmp_x_exit_preconfig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Unprotected, unknown function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9f93c</text:p>
          </table:table-cell>
          <table:table-cell table:style-name="ce41" office:value-type="string" calcext:value-type="string">
            <text:p>call r12</text:p>
          </table:table-cell>
          <table:table-cell table:style-name="ce41" office:value-type="string" calcext:value-type="string">
            <text:p>qmp_x_exit_preconfig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Unprotected, unknown function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b110dd</text:p>
          </table:table-cell>
          <table:table-cell table:style-name="ce41" office:value-type="string" calcext:value-type="string">
            <text:p>call qword ptr [0x18ACCF0]</text:p>
          </table:table-cell>
          <table:table-cell table:style-name="ce41" office:value-type="string" calcext:value-type="string">
            <text:p>cpu_tb_exec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ignored: cpu_tb_excec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11148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cpu_tb_exec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ignored: cpu_tb_excec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11172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cpu_tb_exec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ignored: cpu_tb_excec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1358b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do_tb_flush.cfi</text:p>
          </table:table-cell>
          <table:table-cell table:style-name="ce41" office:value-type="string" calcext:value-type="string">
            <text:p>Call target not trusted when looking from 0xb135f6</text:p>
          </table:table-cell>
          <table:table-cell table:style-name="ce41" table:number-columns-repeated="2"/>
          <table:table-cell table:style-name="ce41" office:value-type="string" calcext:value-type="string">
            <text:p>Unprotected, unknown function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1e21e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setjmp_gen_code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Unprotected, unknown function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3a3bf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qemu_plugin_atexit_cb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ignored: plugin_cb__udata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d5f488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sigfd_handler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ignored: sigfd_handler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d5f49b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sigfd_handler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ignored: sigfd_handler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_on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table:style-name="ce30" office:value-type="string" calcext:value-type="string">
            <text:p>13 new</text:p>
          </table:table-cell>
          <table:table-cell table:style-name="ce30" office:value-type="string" calcext:value-type="string">
            <text:p>ignored: qemu_xen_xs_write</text:p>
          </table:table-cell>
          <table:table-cell/>
          <table:table-cell table:style-name="ce30" office:value-type="string" calcext:value-type="string">
            <text:p>no checked with this label</text:p>
          </table:table-cell>
          <table:table-cell office:value-type="string" calcext:value-type="string">
            <text:p>called in two functions: xs_node_vprintf, xenstore_write_st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table:style-name="ce32"/>
          <table:table-cell table:number-columns-repeated="16380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5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4d919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9pfs_alloc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calls xenstore_write_be_str -&gt; xenstore_write_str → xenstore_write_strqemu_xen_xs_writ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64d9c5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9pfs_alloc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thre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64da71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9pfs_alloc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times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6e449b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input_init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calls xenstore_write_int → xenstore_write_str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6e4547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input_init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6ede0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e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9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9a45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s_node_vprintf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xen_xs_writ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39d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set_state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write_int →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66d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Call target not trusted when looking from 0x86e520</text:p>
          </table:table-cell>
          <table:table-cell table:style-name="ce41" table:number-columns-repeated="2"/>
          <table:table-cell table:style-name="ce41" office:value-type="string" calcext:value-type="string">
            <text:p>calls write_be_int →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8c9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9f5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a9a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c22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6ed98</text:p>
          </table:table-cell>
          <table:table-cell table:style-name="ce41" office:value-type="string" calcext:value-type="string">
            <text:p>call qword ptr [0x17B51D0]</text:p>
          </table:table-cell>
          <table:table-cell table:style-name="ce41" office:value-type="string" calcext:value-type="string">
            <text:p>xen_be_check_state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same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8926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1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b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b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a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1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3f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4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5d</text:p>
          </table:table-cell>
          <table:table-cell office:value-type="string" calcext:value-type="string">
            <text:p>call qword ptr [0x18ACB6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0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9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3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c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2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6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c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4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7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c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8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1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b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2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7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0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e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b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f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3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6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f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5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d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c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_two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42 checked and 53 unchecked indirect calls</text:p>
          </table:table-cell>
          <table:table-cell/>
          <table:table-cell table:style-name="ce30" office:value-type="string" calcext:value-type="string">
            <text:p>1 new</text:p>
          </table:table-cell>
          <table:table-cell office:value-type="string" calcext:value-type="string">
            <text:p>ignored function: ct3_build_cdat</text:p>
          </table:table-cell>
          <table:table-cell/>
          <table:table-cell office:value-type="string" calcext:value-type="string">
            <text:p>no checked with this labe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6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bd39a</text:p>
          </table:table-cell>
          <table:table-cell table:style-name="ce41" office:value-type="string" calcext:value-type="string">
            <text:p>call qword ptr [r14+0x10]</text:p>
          </table:table-cell>
          <table:table-cell table:style-name="ce41" office:value-type="string" calcext:value-type="string">
            <text:p>ct3_build_cda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6ede9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87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91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81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0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7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5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bd</text:p>
          </table:table-cell>
          <table:table-cell office:value-type="string" calcext:value-type="string">
            <text:p>call qword ptr [0x18ACCD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56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d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f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9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2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8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c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2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d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2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e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7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1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8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d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6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4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e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65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5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b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3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2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d_thre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28 checked and 69 unchecked indirect calls</text:p>
          </table:table-cell>
          <table:table-cell/>
          <table:table-cell table:style-name="ce30" office:value-type="string" calcext:value-type="string">
            <text:p>17 new</text:p>
          </table:table-cell>
          <table:table-cell office:value-type="string" calcext:value-type="string">
            <text:p>ignored: job_lock</text:p>
          </table:table-cell>
          <table:table-cell office:value-type="string" calcext:value-type="string">
            <text:p>no direct occurences of job_lock</text:p>
          </table:table-cell>
          <table:table-cell/>
          <table:table-cell table:formula="of:=5028+69" office:value-type="float" office:value="5097" calcext:value-type="float">
            <text:p>5097</text:p>
          </table:table-cell>
          <table:table-cell table:formula="of:=5028+74" office:value-type="float" office:value="5102" calcext:value-type="float">
            <text:p>51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ef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92</text:p>
          </table:table-cell>
          <table:table-cell office:value-type="string" calcext:value-type="string">
            <text:p>call qword ptr [0x179059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5e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7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AE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b94e1e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nnnnn</text:p>
          </table:table-cell>
          <table:table-cell table:style-name="ce41" office:value-type="string" calcext:value-type="string">
            <text:p>Call target not trusted when looking from 0xb94df7</text:p>
          </table:table-cell>
          <table:table-cell table:style-name="ce41" table:number-columns-repeated="2"/>
          <table:table-cell table:style-name="ce41" office:value-type="string" calcext:value-type="string">
            <text:p>block_job_query_locked →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0431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child_job_drained_begin.cfi</text:p>
          </table:table-cell>
          <table:table-cell table:style-name="ce41" office:value-type="string" calcext:value-type="string">
            <text:p>Call target not trusted when looking from 0xbb0377</text:p>
          </table:table-cell>
          <table:table-cell table:style-name="ce41" table:number-columns-repeated="2"/>
          <table:table-cell table:style-name="ce41" office:value-type="string" calcext:value-type="string">
            <text:p>job_pause → job_enter_cond_locked →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0a3d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block_job_set_speed_locked</text:p>
          </table:table-cell>
          <table:table-cell table:style-name="ce41" office:value-type="string" calcext:value-type="string">
            <text:p>Call target not trusted when looking from 0xbb0a11</text:p>
          </table:table-cell>
          <table:table-cell table:style-name="ce41" table:number-columns-repeated="2"/>
          <table:table-cell table:style-name="ce41" office:value-type="string" calcext:value-type="string">
            <text:p>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0b5d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block_job_set_speed_locked</text:p>
          </table:table-cell>
          <table:table-cell table:style-name="ce41" office:value-type="string" calcext:value-type="string">
            <text:p>Call target not trusted when looking from 0xbb0aa4</text:p>
          </table:table-cell>
          <table:table-cell table:style-name="ce41" table:number-columns-repeated="2"/>
          <table:table-cell table:style-name="ce41" office:value-type="string" calcext:value-type="string">
            <text:p>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2f62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block_job_error_action</text:p>
          </table:table-cell>
          <table:table-cell table:style-name="ce41" office:value-type="string" calcext:value-type="string">
            <text:p>Call target not trusted when looking from 0xbb2ea2</text:p>
          </table:table-cell>
          <table:table-cell table:style-name="ce41" table:number-columns-repeated="2"/>
          <table:table-cell table:style-name="ce41" office:value-type="string" calcext:value-type="string">
            <text:p>job_pause → …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33b3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pause_point_locked.cfi</text:p>
          </table:table-cell>
          <table:table-cell table:style-name="ce41" office:value-type="string" calcext:value-type="string">
            <text:p>Call target not trusted when looking from 0xbb3387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3592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do_yield_locked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3d0a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unref_locked</text:p>
          </table:table-cell>
          <table:table-cell table:style-name="ce41" office:value-type="string" calcext:value-type="string">
            <text:p>Call target not trusted when looking from 0xbb3cde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47c7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prepare_locked.cfi</text:p>
          </table:table-cell>
          <table:table-cell table:style-name="ce41" office:value-type="string" calcext:value-type="string">
            <text:p>Call target not trusted when looking from 0xbb4765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4955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finalize_single_locked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4c80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cancel_async_locked</text:p>
          </table:table-cell>
          <table:table-cell table:style-name="ce41" office:value-type="string" calcext:value-type="string">
            <text:p>Call target not trusted when looking from 0xbb4c19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4d09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cancel_async_locked</text:p>
          </table:table-cell>
          <table:table-cell table:style-name="ce41" office:value-type="string" calcext:value-type="string">
            <text:p>Call target not trusted when looking from 0xbb4ce1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4ffb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finish_sync_locked</text:p>
          </table:table-cell>
          <table:table-cell table:style-name="ce41" office:value-type="string" calcext:value-type="string">
            <text:p>Call target not trusted when looking from 0xbb4ef9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521d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enter</text:p>
          </table:table-cell>
          <table:table-cell table:style-name="ce41" office:value-type="string" calcext:value-type="string">
            <text:p>Call target not trusted when looking from 0xbb50f0</text:p>
          </table:table-cell>
          <table:table-cell table:style-name="ce41" table:number-columns-repeated="2"/>
          <table:table-cell table:style-name="ce41" office:value-type="string" calcext:value-type="string">
            <text:p>job_enter_cond_locked →job_lock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bb5b64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job_user_resume_locked</text:p>
          </table:table-cell>
          <table:table-cell table:style-name="ce41" office:value-type="string" calcext:value-type="string">
            <text:p>Call target not trusted when looking from 0xbb5b3c</text:p>
          </table:table-cell>
          <table:table-cell table:style-name="ce41" table:number-columns-repeated="2"/>
          <table:table-cell table:style-name="ce41" office:value-type="string" calcext:value-type="string">
            <text:p>calls job_lock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be69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bf004d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mirror_complete.cfi</text:p>
          </table:table-cell>
          <table:table-cell table:style-name="ce41" office:value-type="string" calcext:value-type="string">
            <text:p>Call target not trusted when looking from 0xbeff94</text:p>
          </table:table-cell>
          <table:table-cell table:style-name="ce41" table:number-columns-repeated="2"/>
          <table:table-cell table:style-name="ce41" office:value-type="string" calcext:value-type="string">
            <text:p>job_enter_cond_locked →job_lock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c00a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a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3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8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e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bf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cadc71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qmp_marshal_block_job_change.cfi</text:p>
          </table:table-cell>
          <table:table-cell table:style-name="ce41" office:value-type="string" calcext:value-type="string">
            <text:p>Call target not trusted when looking from 0xcadc3b</text:p>
          </table:table-cell>
          <table:table-cell table:style-name="ce41" table:number-columns-repeated="2"/>
          <table:table-cell table:style-name="ce41" office:value-type="string" calcext:value-type="string">
            <text:p>generated code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d509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7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5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a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b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f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6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8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c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4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3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d_four</text:p>
          </table:table-cell>
          <table:table-cell table:style-name="ce40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table:style-name="ce30" office:value-type="string" calcext:value-type="string">
            <text:p>9 new</text:p>
          </table:table-cell>
          <table:table-cell table:style-name="ce43" office:value-type="string" calcext:value-type="string">
            <text:p>ignored functions: virtio_reset, virtio_bus_stop_ioeventfd</text:p>
          </table:table-cell>
          <table:table-cell table:number-columns-repeated="2"/>
          <table:table-cell office:value-type="string" calcext:value-type="string">
            <text:p>no other direct occurenc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2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64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45de1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bus_rese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virtio_rese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5eae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virtio_bus_reset</text:p>
          </table:table-cell>
          <table:table-cell table:style-name="ce41" office:value-type="string" calcext:value-type="string">
            <text:p>Call target not trusted when looking from 0x845daa</text:p>
          </table:table-cell>
          <table:table-cell table:style-name="ce41" table:number-columns-repeated="2"/>
          <table:table-cell table:style-name="ce41" office:value-type="string" calcext:value-type="string">
            <text:p>calls virtio_rese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5ef5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virtio_bus_reset</text:p>
          </table:table-cell>
          <table:table-cell table:style-name="ce41" office:value-type="string" calcext:value-type="string">
            <text:p>Call target not trusted when looking from 0x845daa</text:p>
          </table:table-cell>
          <table:table-cell table:style-name="ce41" table:number-columns-repeated="2"/>
          <table:table-cell table:style-name="ce41" office:value-type="string" calcext:value-type="string">
            <text:p>calls virtio_rese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6050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bus_stop_ioeventfd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84f0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pci_vmstate_change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calls virtio_pci_stop_ioeventfd → virtio_bus_stop_ioeventfd → 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8e93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pci_device_unplugged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virtio_pci_stop_ioeventfd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958c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write_config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virtio_pci_stop_ioeventfd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4e816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irtio_mmio_vmstate_change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virtio_mmio_stop_ioeventfd → virtio_bus_stop_ioeventfd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5d7da</text:p>
          </table:table-cell>
          <table:table-cell table:style-name="ce41" office:value-type="string" calcext:value-type="string">
            <text:p>call qword ptr [rax+0x130]</text:p>
          </table:table-cell>
          <table:table-cell table:style-name="ce41" office:value-type="string" calcext:value-type="string">
            <text:p>vhost_dev_enable_notifiers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virtio_device_grab_ioeventfd→ virtio_bus_stop_ioeventfd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9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d_fiv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38 checked and 57 unchecked indirect calls</text:p>
          </table:table-cell>
          <table:table-cell/>
          <table:table-cell office:value-type="string" calcext:value-type="string">
            <text:p>5 new</text:p>
          </table:table-cell>
          <table:table-cell office:value-type="string" calcext:value-type="string">
            <text:p>ignored: <text:s/>vhost_dev_ini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6E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0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8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5a801</text:p>
          </table:table-cell>
          <table:table-cell table:style-name="ce41" office:value-type="string" calcext:value-type="string">
            <text:p>call qword ptr [rax+8]</text:p>
          </table:table-cell>
          <table:table-cell table:style-name="ce41" office:value-type="string" calcext:value-type="string">
            <text:p>vhost_dev_ini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5a816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vhost_dev_ini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5a833</text:p>
          </table:table-cell>
          <table:table-cell table:style-name="ce41" office:value-type="string" calcext:value-type="string">
            <text:p>call qword ptr [rax+0xD0]</text:p>
          </table:table-cell>
          <table:table-cell table:style-name="ce41" office:value-type="string" calcext:value-type="string">
            <text:p>vhost_dev_ini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5a84b</text:p>
          </table:table-cell>
          <table:table-cell table:style-name="ce41" office:value-type="string" calcext:value-type="string">
            <text:p>call qword ptr [rax+0x18]</text:p>
          </table:table-cell>
          <table:table-cell table:style-name="ce41" office:value-type="string" calcext:value-type="string">
            <text:p>vhost_dev_ini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85b032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vhost_dev_init</text:p>
          </table:table-cell>
          <table:table-cell table:style-name="ce41" office:value-type="string" calcext:value-type="string">
            <text:p>Call target not trusted when looking from 0x85ad00</text:p>
          </table:table-cell>
          <table:table-cell table:style-name="ce41" table:number-columns-repeated="2"/>
          <table:table-cell table:style-name="ce41" office:value-type="string" calcext:value-type="string">
            <text:p>trivial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8927b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89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79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8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f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d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2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3d</text:p>
          </table:table-cell>
          <table:table-cell office:value-type="string" calcext:value-type="string">
            <text:p>call qword ptr [0x18ACC5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e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5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1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1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a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0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4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a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2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5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6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f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9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0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5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e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c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0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4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86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b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d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f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3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1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2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7a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Checked:---</text:p>
          </table:table-cell>
          <table:table-cell table:number-columns-repeated="16383"/>
        </table:table-row>
        <table:table-row table:style-name="ro1">
          <table:table-cell table:style-name="ce33" office:value-type="string" calcext:value-type="string">
            <text:p>0x85a99e</text:p>
          </table:table-cell>
          <table:table-cell table:style-name="ce33" office:value-type="string" calcext:value-type="string">
            <text:p>call rc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a9ff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aadf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acd2</text:p>
          </table:table-cell>
          <table:table-cell table:style-name="ce33" office:value-type="string" calcext:value-type="string">
            <text:p>call rc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ad12</text:p>
          </table:table-cell>
          <table:table-cell table:style-name="ce33" office:value-type="string" calcext:value-type="string">
            <text:p>call rc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af5c</text:p>
          </table:table-cell>
          <table:table-cell table:style-name="ce33" office:value-type="string" calcext:value-type="string">
            <text:p>call rc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b127</text:p>
          </table:table-cell>
          <table:table-cell table:style-name="ce33" office:value-type="string" calcext:value-type="string">
            <text:p>call rc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>
          <table:table-cell table:style-name="ce33" office:value-type="string" calcext:value-type="string">
            <text:p>0x85b168</text:p>
          </table:table-cell>
          <table:table-cell table:style-name="ce33" office:value-type="string" calcext:value-type="string">
            <text:p>call rax</text:p>
          </table:table-cell>
          <table:table-cell table:style-name="ce33" office:value-type="string" calcext:value-type="string">
            <text:p>vhost_dev_init</text:p>
          </table:table-cell>
          <table:table-cell table:style-name="ce33"/>
          <table:table-cell table:style-name="ce33" office:value-type="string" calcext:value-type="string">
            <text:p>ok</text:p>
          </table:table-cell>
          <table:table-cell table:style-name="ce33"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d_six</text:p>
          </table:table-cell>
          <table:table-cell table:style-name="ce40"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und 5034 checked and 61 unchecked indirect calls</text:p>
          </table:table-cell>
          <table:table-cell/>
          <table:table-cell office:value-type="string" calcext:value-type="string">
            <text:p>9 new</text:p>
          </table:table-cell>
          <table:table-cell office:value-type="string" calcext:value-type="string">
            <text:p>ignored: qemu_chr_be_eve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7f</text:p>
          </table:table-cell>
          <table:table-cell office:value-type="string" calcext:value-type="string">
            <text:p>call qword ptr [0x179055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22</text:p>
          </table:table-cell>
          <table:table-cell office:value-type="string" calcext:value-type="string">
            <text:p>call qword ptr [0x179057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c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7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a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8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38</text:p>
          </table:table-cell>
          <table:table-cell table:number-columns-repeated="16380"/>
        </table:table-row>
        <table:table-row table:style-name="ro1">
          <table:table-cell table:style-name="ce32" office:value-type="string" calcext:value-type="string">
            <text:p>0x892841</text:p>
          </table:table-cell>
          <table:table-cell table:style-name="ce32" office:value-type="string" calcext:value-type="string">
            <text:p>call qword ptr [rax+8]</text:p>
          </table:table-cell>
          <table:table-cell table:style-name="ce32" office:value-type="string" calcext:value-type="string">
            <text:p>qemu_wait_io_event</text:p>
          </table:table-cell>
          <table:table-cell table:style-name="ce32" office:value-type="string" calcext:value-type="string">
            <text:p>Call target not trusted when looking from 0x8927e7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892881</text:p>
          </table:table-cell>
          <table:table-cell table:style-name="ce32" office:value-type="string" calcext:value-type="string">
            <text:p>call qword ptr [rax+8]</text:p>
          </table:table-cell>
          <table:table-cell table:style-name="ce32" office:value-type="string" calcext:value-type="string">
            <text:p>qemu_wait_io_event</text:p>
          </table:table-cell>
          <table:table-cell table:style-name="ce32" office:value-type="string" calcext:value-type="string">
            <text:p>Call target not trusted when looking from 0x8927e7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89f889</text:p>
          </table:table-cell>
          <table:table-cell table:style-name="ce32" office:value-type="string" calcext:value-type="string">
            <text:p>call rax</text:p>
          </table:table-cell>
          <table:table-cell table:style-name="ce32" office:value-type="string" calcext:value-type="string">
            <text:p>qmp_x_exit_preconfig</text:p>
          </table:table-cell>
          <table:table-cell table:style-name="ce32" office:value-type="string" calcext:value-type="string">
            <text:p>Compare not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89f92c</text:p>
          </table:table-cell>
          <table:table-cell table:style-name="ce32" office:value-type="string" calcext:value-type="string">
            <text:p>call r12</text:p>
          </table:table-cell>
          <table:table-cell table:style-name="ce32" office:value-type="string" calcext:value-type="string">
            <text:p>qmp_x_exit_preconfig</text:p>
          </table:table-cell>
          <table:table-cell table:style-name="ce32" office:value-type="string" calcext:value-type="string">
            <text:p>Compare not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a4d7cf</text:p>
          </table:table-cell>
          <table:table-cell table:style-name="ce32" office:value-type="string" calcext:value-type="string">
            <text:p>call r12</text:p>
          </table:table-cell>
          <table:table-cell table:style-name="ce32" office:value-type="string" calcext:value-type="string">
            <text:p>gen_MOVMSK.cfi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a5ebb2</text:p>
          </table:table-cell>
          <table:table-cell table:style-name="ce32" office:value-type="string" calcext:value-type="string">
            <text:p>call r13</text:p>
          </table:table-cell>
          <table:table-cell table:style-name="ce32" office:value-type="string" calcext:value-type="string">
            <text:p>gen_VUCOMI.cfi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a5ec22</text:p>
          </table:table-cell>
          <table:table-cell table:style-name="ce32" office:value-type="string" calcext:value-type="string">
            <text:p>call r13</text:p>
          </table:table-cell>
          <table:table-cell table:style-name="ce32" office:value-type="string" calcext:value-type="string">
            <text:p>gen_VCOMI.cfi</text:p>
          </table:table-cell>
          <table:table-cell table:style-name="ce32" office:value-type="string" calcext:value-type="string">
            <text:p>No entrypoints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aeb500</text:p>
          </table:table-cell>
          <table:table-cell table:style-name="ce32" office:value-type="string" calcext:value-type="string">
            <text:p>call qword ptr [rsp+0x18]</text:p>
          </table:table-cell>
          <table:table-cell table:style-name="ce32" office:value-type="string" calcext:value-type="string">
            <text:p>access_with_adjusted_size</text:p>
          </table:table-cell>
          <table:table-cell table:style-name="ce32" office:value-type="string" calcext:value-type="string">
            <text:p>Call target spilled to stack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aeb55d</text:p>
          </table:table-cell>
          <table:table-cell table:style-name="ce32" office:value-type="string" calcext:value-type="string">
            <text:p>call qword ptr [rsp+0x18]</text:p>
          </table:table-cell>
          <table:table-cell table:style-name="ce32" office:value-type="string" calcext:value-type="string">
            <text:p>access_with_adjusted_size</text:p>
          </table:table-cell>
          <table:table-cell table:style-name="ce32" office:value-type="string" calcext:value-type="string">
            <text:p>Call target spilled to stack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b1106d</text:p>
          </table:table-cell>
          <table:table-cell table:style-name="ce32" office:value-type="string" calcext:value-type="string">
            <text:p>call qword ptr [0x18ACAC0]</text:p>
          </table:table-cell>
          <table:table-cell table:style-name="ce32" office:value-type="string" calcext:value-type="string">
            <text:p>cpu_tb_exec</text:p>
          </table:table-cell>
          <table:table-cell table:style-name="ce32" office:value-type="string" calcext:value-type="string">
            <text:p>Compare not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b110d8</text:p>
          </table:table-cell>
          <table:table-cell table:style-name="ce32" office:value-type="string" calcext:value-type="string">
            <text:p>call rcx</text:p>
          </table:table-cell>
          <table:table-cell table:style-name="ce32" office:value-type="string" calcext:value-type="string">
            <text:p>cpu_tb_exec</text:p>
          </table:table-cell>
          <table:table-cell table:style-name="ce32" office:value-type="string" calcext:value-type="string">
            <text:p>Compare not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b11102</text:p>
          </table:table-cell>
          <table:table-cell table:style-name="ce32" office:value-type="string" calcext:value-type="string">
            <text:p>call rax</text:p>
          </table:table-cell>
          <table:table-cell table:style-name="ce32" office:value-type="string" calcext:value-type="string">
            <text:p>cpu_tb_exec</text:p>
          </table:table-cell>
          <table:table-cell table:style-name="ce32" office:value-type="string" calcext:value-type="string">
            <text:p>Compare not found</text:p>
          </table:table-cell>
          <table:table-cell table:style-name="ce32" table:number-columns-repeated="16380"/>
        </table:table-row>
        <table:table-row table:style-name="ro1">
          <table:table-cell table:style-name="ce32" office:value-type="string" calcext:value-type="string">
            <text:p>0xb1351b</text:p>
          </table:table-cell>
          <table:table-cell table:style-name="ce32" office:value-type="string" calcext:value-type="string">
            <text:p>call qword ptr [rax+8]</text:p>
          </table:table-cell>
          <table:table-cell table:style-name="ce32" office:value-type="string" calcext:value-type="string">
            <text:p>do_tb_flush.cfi</text:p>
          </table:table-cell>
          <table:table-cell table:style-name="ce32" office:value-type="string" calcext:value-type="string">
            <text:p>Call target not trusted when looking from 0xb13586</text:p>
          </table:table-cell>
          <table:table-cell table:style-name="ce32" table:number-columns-repeated="16380"/>
        </table:table-row>
        <table:table-row table:style-name="ro1">
          <table:table-cell office:value-type="string" calcext:value-type="string">
            <text:p>0xb1e1a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34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bd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3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7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1d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5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8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d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9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2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1c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3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8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c76305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mux_chr_read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mux_proc_byte →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7813c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char_socket_finalize.cfi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7b24d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tcp_chr_read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tcp_chr_process_IAC_bytes -&gt;qemu_chr_be_event 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7b463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tcp_chr_disconnect_locked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7c7e1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tcp_chr_connect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81855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chardev_new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83225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fd_chr_read.cfi</text:p>
          </table:table-cell>
          <table:table-cell table:style-name="ce41" office:value-type="string" calcext:value-type="string">
            <text:p>Call target not trusted when looking from 0xc83170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837c9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char_parallel_finalize.cfi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table:style-name="ce41" office:value-type="string" calcext:value-type="string">
            <text:p>0xc84846</text:p>
          </table:table-cell>
          <table:table-cell table:style-name="ce41" office:value-type="string" calcext:value-type="string">
            <text:p>call qword ptr [rax+0xE0]</text:p>
          </table:table-cell>
          <table:table-cell table:style-name="ce41" office:value-type="string" calcext:value-type="string">
            <text:p>pty_chr_state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2"/>
          <table:table-cell table:style-name="ce41" office:value-type="string" calcext:value-type="string">
            <text:p>calls qemu_chr_be_event</text:p>
          </table:table-cell>
          <table:table-cell table:style-name="ce41" table:number-columns-repeated="16377"/>
        </table:table-row>
        <table:table-row table:style-name="ro1">
          <table:table-cell office:value-type="string" calcext:value-type="string">
            <text:p>0xd509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5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1f3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0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4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8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b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6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9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2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2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44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34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6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ba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8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2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1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ammanslagn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ase # </text:p>
          </table:table-cell>
          <table:table-cell office:value-type="string" calcext:value-type="string">
            <text:p>Ignored function</text:p>
          </table:table-cell>
          <table:table-cell office:value-type="string" calcext:value-type="string">
            <text:p>Santized calls</text:p>
          </table:table-cell>
          <table:table-cell office:value-type="string" calcext:value-type="string">
            <text:p>Unsanitized calls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Difference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office:value-type="float" office:value="5030" calcext:value-type="float">
            <text:p>5030</text:p>
          </table:table-cell>
          <table:table-cell office:value-type="float" office:value="65" calcext:value-type="float">
            <text:p>65</text:p>
          </table:table-cell>
          <table:table-cell table:formula="of:=[.C509]+[.D509]" office:value-type="float" office:value="5095" calcext:value-type="float">
            <text:p>5095</text:p>
          </table:table-cell>
          <table:table-cell table:formula="of:=[.D509]-52"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office:value-type="float" office:value="5042" calcext:value-type="float">
            <text:p>5042</text:p>
          </table:table-cell>
          <table:table-cell office:value-type="float" office:value="53" calcext:value-type="float">
            <text:p>53</text:p>
          </table:table-cell>
          <table:table-cell table:formula="of:=[.C510]+[.D510]" office:value-type="float" office:value="5095" calcext:value-type="float">
            <text:p>5095</text:p>
          </table:table-cell>
          <table:table-cell table:formula="of:=[.D510]-52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b_lock</text:p>
          </table:table-cell>
          <table:table-cell office:value-type="float" office:value="5028" calcext:value-type="float">
            <text:p>5028</text:p>
          </table:table-cell>
          <table:table-cell office:value-type="float" office:value="69" calcext:value-type="float">
            <text:p>69</text:p>
          </table:table-cell>
          <table:table-cell table:formula="of:=[.C511]+[.D511]" office:value-type="float" office:value="5097" calcext:value-type="float">
            <text:p>5097</text:p>
          </table:table-cell>
          <table:table-cell table:formula="of:=[.D511]-52" office:value-type="float" office:value="17" calcext:value-type="float">
            <text:p>17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virtio_bus_stop_ioeventfd</text:p>
          </table:table-cell>
          <table:table-cell office:value-type="float" office:value="5036" calcext:value-type="float">
            <text:p>5036</text:p>
          </table:table-cell>
          <table:table-cell office:value-type="float" office:value="59" calcext:value-type="float">
            <text:p>59</text:p>
          </table:table-cell>
          <table:table-cell table:formula="of:=[.C512]+[.D512]" office:value-type="float" office:value="5095" calcext:value-type="float">
            <text:p>5095</text:p>
          </table:table-cell>
          <table:table-cell table:formula="of:=[.D512]-52"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office:value-type="float" office:value="5034" calcext:value-type="float">
            <text:p>5034</text:p>
          </table:table-cell>
          <table:table-cell office:value-type="float" office:value="61" calcext:value-type="float">
            <text:p>61</text:p>
          </table:table-cell>
          <table:table-cell table:formula="of:=[.C513]+[.D513]" office:value-type="float" office:value="5095" calcext:value-type="float">
            <text:p>5095</text:p>
          </table:table-cell>
          <table:table-cell table:formula="of:=[.D513]-52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office:value-type="float" office:value="5038" calcext:value-type="float">
            <text:p>5038</text:p>
          </table:table-cell>
          <table:table-cell office:value-type="float" office:value="57" calcext:value-type="float">
            <text:p>57</text:p>
          </table:table-cell>
          <table:table-cell table:formula="of:=[.C514]+[.D514]" office:value-type="float" office:value="5095" calcext:value-type="float">
            <text:p>5095</text:p>
          </table:table-cell>
          <table:table-cell table:formula="of:=[.D514]-52" office:value-type="float" office:value="5" calcext:value-type="float">
            <text:p>5</text:p>
          </table:table-cell>
          <table:table-cell table:number-columns-repeated="16378"/>
        </table:table-row>
      </table:table>
      <table:table table:name="labels" table:style-name="ta1"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6380" table:default-cell-style-name="Default"/>
        <table:table-row table:style-name="ro1">
          <table:table-cell table:style-name="ce40" office:value-type="string" calcext:value-type="string">
            <text:p>Macro disabled</text:p>
          </table:table-cell>
          <table:table-cell table:style-name="ce40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" office:value-type="string" calcext:value-type="string">
            <text:p>no_ignor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D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F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5fded7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0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table:style-name="ce41" office:value-type="string" calcext:value-type="string">
            <text:p>0x5fe694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2</text:p>
          </table:table-cell>
          <table:table-cell table:style-name="ce41" office:value-type="string" calcext:value-type="string">
            <text:p>Call target not trusted when looking from 0x5fe510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92857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4</text:p>
          </table:table-cell>
          <table:table-cell table:style-name="ce41" office:value-type="string" calcext:value-type="string">
            <text:p>Call target not trusted when looking from 0x8927f7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table:style-name="ce41" office:value-type="string" calcext:value-type="string">
            <text:p>0x8928a7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6</text:p>
          </table:table-cell>
          <table:table-cell table:style-name="ce41" office:value-type="string" calcext:value-type="string">
            <text:p>Call target not trusted when looking from 0x8927f7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table:style-name="ce41" office:value-type="string" calcext:value-type="string">
            <text:p>0x89f8bb</text:p>
          </table:table-cell>
          <table:table-cell table:style-name="ce41" office:value-type="string" calcext:value-type="string">
            <text:p>call rax</text:p>
          </table:table-cell>
          <table:table-cell table:style-name="ce41" office:value-type="string" calcext:value-type="string">
            <text:p>.global_DEBUG_LABEL_START_8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table:style-name="ce41" office:value-type="string" calcext:value-type="string">
            <text:p>0x89f962</text:p>
          </table:table-cell>
          <table:table-cell table:style-name="ce41" office:value-type="string" calcext:value-type="string">
            <text:p>call r14</text:p>
          </table:table-cell>
          <table:table-cell table:style-name="ce41" office:value-type="string" calcext:value-type="string">
            <text:p>.global_DEBUG_LABEL_START_10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a4d86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a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f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b1110f</text:p>
          </table:table-cell>
          <table:table-cell table:style-name="ce41" office:value-type="string" calcext:value-type="string">
            <text:p>call qword ptr [0x18ACD40]</text:p>
          </table:table-cell>
          <table:table-cell table:style-name="ce41" office:value-type="string" calcext:value-type="string">
            <text:p>.global_DEBUG_LABEL_START_16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16380"/>
        </table:table-row>
        <table:table-row table:style-name="ro1">
          <table:table-cell table:style-name="ce41" office:value-type="string" calcext:value-type="string">
            <text:p>0xb1117c</text:p>
          </table:table-cell>
          <table:table-cell table:style-name="ce41" office:value-type="string" calcext:value-type="string">
            <text:p>call qword ptr [rcx+8]</text:p>
          </table:table-cell>
          <table:table-cell table:style-name="ce41" office:value-type="string" calcext:value-type="string">
            <text:p>.global_DEBUG_LABEL_START_18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16380"/>
        </table:table-row>
        <table:table-row table:style-name="ro1">
          <table:table-cell table:style-name="ce41" office:value-type="string" calcext:value-type="string">
            <text:p>0xb111a9</text:p>
          </table:table-cell>
          <table:table-cell table:style-name="ce41" office:value-type="string" calcext:value-type="string">
            <text:p>call qword ptr [rax+0xF0]</text:p>
          </table:table-cell>
          <table:table-cell table:style-name="ce41" office:value-type="string" calcext:value-type="string">
            <text:p>.global_DEBUG_LABEL_START_20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16380"/>
        </table:table-row>
        <table:table-row table:style-name="ro1">
          <table:table-cell table:style-name="ce41" office:value-type="string" calcext:value-type="string">
            <text:p>0xb135d1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22</text:p>
          </table:table-cell>
          <table:table-cell table:style-name="ce41" office:value-type="string" calcext:value-type="string">
            <text:p>Call target not trusted when looking from 0xb1363d</text:p>
          </table:table-cell>
          <table:table-cell table:style-name="ce41" table:number-columns-repeated="16380"/>
        </table:table-row>
        <table:table-row table:style-name="ro1">
          <table:table-cell table:style-name="ce41" office:value-type="string" calcext:value-type="string">
            <text:p>0xb1e274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24</text:p>
          </table:table-cell>
          <table:table-cell table:style-name="ce41" office:value-type="string" calcext:value-type="string">
            <text:p>Compare not found</text:p>
          </table:table-cell>
          <table:table-cell table:style-name="ce41" table:number-columns-repeated="16380"/>
        </table:table-row>
        <table:table-row table:style-name="ro1">
          <table:table-cell table:style-name="ce41" office:value-type="string" calcext:value-type="string">
            <text:p>0xb3a415</text:p>
          </table:table-cell>
          <table:table-cell table:style-name="ce41" office:value-type="string" calcext:value-type="string">
            <text:p>call rcx</text:p>
          </table:table-cell>
          <table:table-cell table:style-name="ce41" office:value-type="string" calcext:value-type="string">
            <text:p>.global_DEBUG_LABEL_START_26</text:p>
          </table:table-cell>
          <table:table-cell table:style-name="ce41" office:value-type="string" calcext:value-type="string">
            <text:p>No entrypoints found</text:p>
          </table:table-cell>
          <table:table-cell table:style-name="ce41" table:number-columns-repeated="16380"/>
        </table:table-row>
        <table:table-row table:style-name="ro1">
          <table:table-cell office:value-type="string" calcext:value-type="string">
            <text:p>0xbe6c9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f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d3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9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61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b4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9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5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e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8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f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e4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f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e4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d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d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b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8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c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0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3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5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1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8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a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d5f4de</text:p>
          </table:table-cell>
          <table:table-cell table:style-name="ce41" office:value-type="string" calcext:value-type="string">
            <text:p>call qword ptr [rsp]</text:p>
          </table:table-cell>
          <table:table-cell table:style-name="ce41" office:value-type="string" calcext:value-type="string">
            <text:p>.global_DEBUG_LABEL_START_30</text:p>
          </table:table-cell>
          <table:table-cell table:style-name="ce41" office:value-type="string" calcext:value-type="string">
            <text:p>Call target spilled to stack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table:style-name="ce41" office:value-type="string" calcext:value-type="string">
            <text:p>0xd5f4fd</text:p>
          </table:table-cell>
          <table:table-cell table:style-name="ce41" office:value-type="string" calcext:value-type="string">
            <text:p>call qword ptr [rsp]</text:p>
          </table:table-cell>
          <table:table-cell table:style-name="ce41" office:value-type="string" calcext:value-type="string">
            <text:p>.global_DEBUG_LABEL_START_32</text:p>
          </table:table-cell>
          <table:table-cell table:style-name="ce41" office:value-type="string" calcext:value-type="string">
            <text:p>Call target spilled to stack</text:p>
          </table:table-cell>
          <table:table-cell table:style-name="ce41" table:number-columns-repeated="3"/>
          <table:table-cell table:number-columns-repeated="16377"/>
        </table:table-row>
        <table:table-row table:style-name="ro1">
          <table:table-cell office:value-type="string" calcext:value-type="string">
            <text:p>0xd936c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c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e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e2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0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a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9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>
            <text:p>ignored_one</text:p>
          </table:table-cell>
          <table:table-cell table:style-name="ce40" table:number-columns-repeated="16383"/>
        </table:table-row>
        <table:table-row table:style-name="ro1">
          <table:table-cell office:value-type="string" calcext:value-type="string">
            <text:p>Found 5030 checked and 65 unchecked indirect calls</text:p>
          </table:table-cell>
          <table:table-cell/>
          <table:table-cell office:value-type="string" calcext:value-type="string">
            <text:p>13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5f</text:p>
          </table:table-cell>
          <table:table-cell office:value-type="string" calcext:value-type="string">
            <text:p>call qword ptr [0x17906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02</text:p>
          </table:table-cell>
          <table:table-cell office:value-type="string" calcext:value-type="string">
            <text:p>call qword ptr [0x17906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ea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e65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vcpu_init__async.cfi</text:p>
          </table:table-cell>
          <table:table-cell office:value-type="string" calcext:value-type="string">
            <text:p>Call target not trusted when looking from 0x5fe4e0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4d91b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0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4d9cb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2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4da7b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4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e449d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6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6e454d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8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6ede1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e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a8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9a57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10</text:p>
          </table:table-cell>
          <table:table-cell table:style-name="ce41"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3af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12</text:p>
          </table:table-cell>
          <table:table-cell table:style-name="ce41"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67f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14</text:p>
          </table:table-cell>
          <table:table-cell table:style-name="ce41" office:value-type="string" calcext:value-type="string">
            <text:p>Call target not trusted when looking from 0x86e530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8db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16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a07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18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ab0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20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c34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22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table:style-name="ce41" office:value-type="string" calcext:value-type="string">
            <text:p>0x86edae</text:p>
          </table:table-cell>
          <table:table-cell table:style-name="ce41" office:value-type="string" calcext:value-type="string">
            <text:p>call qword ptr [0x17B51F0]</text:p>
          </table:table-cell>
          <table:table-cell table:style-name="ce41" office:value-type="string" calcext:value-type="string">
            <text:p>.global_DEBUG_LABEL_START_24</text:p>
          </table:table-cell>
          <table:table-cell table:style-name="ce41"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6f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273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all target not trusted when looking from 0x8926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89f7d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4d6d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ac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b3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1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46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7d</text:p>
          </table:table-cell>
          <table:table-cell office:value-type="string" calcext:value-type="string">
            <text:p>call qword ptr [0x18ACB8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0f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342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all target not trusted when looking from 0xb134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1e0b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3a25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ae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c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4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b8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0e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46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99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fe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0a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3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0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df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4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c9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a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2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00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fd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7d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1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5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88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7a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6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a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d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f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f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351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41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63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c7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f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1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6e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---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dd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de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1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3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common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3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ommon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4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init_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5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init_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71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cpu_reset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8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dump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a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class_by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c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b_handle_fil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d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sync_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d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e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e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ef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nd_exclus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0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xclusive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1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1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2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2c9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3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queued_cpu_wor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4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breakpoi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6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b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8c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91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94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cap_dump_ins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00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61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abd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b12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b68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p_dump_insn_un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2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5ffd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int_insn_obj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00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0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okup_symb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1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qom_g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6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object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19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object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ipboard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sol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2f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sol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3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upda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4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gl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4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hw_gl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c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db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e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f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3f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1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1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1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3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gister_displaychangeliste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4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i_setup_refre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i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b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6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d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e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fx_replace_su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f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mouse_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4f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0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scanout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0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scanout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1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releas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2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2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py_gl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58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raphic_consol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8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dd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9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a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b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ctivate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b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emove_mouse_event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6e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put_barrier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1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barri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1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put_barri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db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input_barri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7e6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input_barri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8d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put_event_send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8f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put_event_sync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a7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ouse_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a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ouse_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b2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change_read_ar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b2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change_read_ar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b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sor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e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ext_console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ce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ext_console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dc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0dd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3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6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disconnec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7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86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8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9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c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d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1d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isconnect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50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5b5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6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27a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wri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6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6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7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7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qmp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b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3e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a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c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4e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0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9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xv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a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xv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c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d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5f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pointer_typ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0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pointer_typ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2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ed_state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ed_state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4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5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ursor_def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7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_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69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esktop_resize_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3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4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4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77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1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art_auth_v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4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thentication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78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9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v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c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start_protoc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e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8f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0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ver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7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98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9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aa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0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0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1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4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dpy_swi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a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listen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e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e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f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bf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c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dc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init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0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1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1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6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9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1f9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hextile_tile_generic_3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08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ght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1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sub_r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67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1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4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7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a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7e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0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3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89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send_framebuff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2e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zrle_encode_32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0f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2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4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vencrypt_au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8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tl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1e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ws_tl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1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ws_handshak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2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3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3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jobs_consum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4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5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6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8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2d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0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5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e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prov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3f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provi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1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2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nc_clipboard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456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nc_client_read_sas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5a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sas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68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tocol_client_auth_sasl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937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local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942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local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bb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d4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9fs_synth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d7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9fs_synth_add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e0c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synth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e19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synth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3f5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du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2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3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5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al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5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6b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o_readdir_with_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73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88f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du_unmarsh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89f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du_marsh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1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9c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device_un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1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ad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3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tell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5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seek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6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rewind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6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a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7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mkd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96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open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a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losedi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b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c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d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e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e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af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readdir_m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16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st_g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2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l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3c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fst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52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6f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4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7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833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9fs_co_open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9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ac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f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bf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d3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be7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01c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readli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1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statf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3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hmo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4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utimensa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5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chow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7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88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8c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9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mkno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a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mo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b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unlink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c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re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e1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rename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fa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cff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sym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name_to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2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9fs_co_name_to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40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9fs_co_llist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55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9fs_co_lgetxat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6b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9fs_co_lsetxat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7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9fs_co_lremovexat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e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e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f5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dfe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0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17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25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5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6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6d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76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9pfs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c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9pfs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ec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2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9pfs_push_and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8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all_acpi_generic_initia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4fdb5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build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4d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52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53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2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m_cn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7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update_s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68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update_s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a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c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cpu_unplug_request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7e9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cpus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8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egacy_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9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egacy_acpi_cpu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b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egacy_acpi_cpu_hotplug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bd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witch_to_modern_cph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5c0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legacy_cpu_hotplug_a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45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dimm_ds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47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dimm_ds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cf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genid_update_g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d8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ged_send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d9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d_reg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e2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4_pm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ea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4_p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0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4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_bs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6fe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pcihp_find_hotplug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0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eject_sl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4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device_plug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0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pi_pcihp_device_unplug_request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2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numerate_pci_host_brid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4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1f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pm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3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3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28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o_io_write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76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ild_ipmi_dev_am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2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_bm_re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4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5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c6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x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3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d3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97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ea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LWriteRe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f8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lib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7f8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lib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0e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dlib_kill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2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4231a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4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4231a_pre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7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7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reset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98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s_dma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b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dma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c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d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1e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28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1370_update_vo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3c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1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callba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a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d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4e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4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5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8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59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s_write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9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el_hda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c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set_st_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6e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set_st_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7a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el_hda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9b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outpu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b0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out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df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inpu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f4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in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8ff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hda_audio_compat_inp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3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4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5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9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2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da_audio_set_runn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c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callba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e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a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spk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5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6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8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16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a0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a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b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B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b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c5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c5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0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sp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2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3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5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inue_dma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df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00f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virtio_sn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6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8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ef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0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0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virtio_snd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8ff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pcm_start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5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6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ou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pcm_in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0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tx_x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1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nd_handle_rx_x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4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8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op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3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op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0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1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3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5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start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5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start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7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handle_see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86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ctrl_handle_sense_interrup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49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calib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3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lative_seek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5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handle_relative_seek_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8d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a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5b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ctrl_transfer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64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sabus_fd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c81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lock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c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2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3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3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b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c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ef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f1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9fc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sa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1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3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4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5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read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7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8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a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h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c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read_hw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e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write_hw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0f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read_hw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1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eppdata_write_hw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5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_ioport_read_s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17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arallel_ioport_write_s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0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update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8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a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b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b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2f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pdate_ms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0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update_ms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3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6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7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9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9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a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rial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c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d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3d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rial_b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0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gues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62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est_wri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76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console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7eb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console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11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console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5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88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cons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90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eric_load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9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sidx_from_att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0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2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b6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elf_ram_sy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dc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ballo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de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syste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b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cpus_fa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b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cpus_fa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ed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hotpluggable_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f3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ery_mem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afb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rdma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00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irq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8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achine_set_memory_encryp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a5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achine_set_m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2e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achine_set_cpu_numa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35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48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se_numa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01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block_notify_add_sing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0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block_notify_remove_sing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13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fw_dev_path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1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fw_dev_path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5b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drive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66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net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82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ysbus_get_fw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86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create_varar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02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xl_process_cci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2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3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4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cls_s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4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cls_s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5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cls_g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5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cls_get_ls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9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media_clear_poi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af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g_timer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8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get_physical_port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be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c2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memory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3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3_build_cd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6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doe_cdat_rele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8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a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b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b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c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c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d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e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f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df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be0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event_irq_asse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2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0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0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1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5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common_pattern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c36d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irrus_bitblt_common_pattern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32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irrus_vga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36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irrus_bitblt_cputovideo_n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64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nput_initial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8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9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9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b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d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4d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put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1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2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4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mous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56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fb_key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98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vga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a6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ab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5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5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8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8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ce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9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b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d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dis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3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5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6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7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7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c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ee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ga_update_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04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i_vg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0a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i_vga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0e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8257_dma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do_start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e7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2c_do_start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4f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end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1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2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4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2c_n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8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9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us_i2c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5e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_ioport_read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6d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smbus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8b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hci_check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bb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hci_pio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c0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hci_dma_rw_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3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5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ata_rea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9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d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d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e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2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sector_rea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ffered_readv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7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9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a31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a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dma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d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sector_writ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6fff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2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bus_exec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3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bus_exec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5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req_ext_error_cod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5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data_set_managem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6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data_set_managem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7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8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a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native_ma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b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c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c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p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d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e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d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0f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0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write_multip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2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2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translate_sec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3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xec_dev_diagnost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4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pec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4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pec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5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5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a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1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0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m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4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5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cfa_access_metadata_stor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6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multiple_mod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2c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2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2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3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den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3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5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ibm_sense_condi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6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flush_cac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7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flus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8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transfer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9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a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b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e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3f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3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trim_b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5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issue_trim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6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im_aio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7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cancel_dma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4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data_rea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4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s_perform_sr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5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bus_perform_sr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b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restar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5d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restart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1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4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8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9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b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c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6d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ply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79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test_unit_read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2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tart_stop_u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3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prevent_allow_medium_remov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86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ek.690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3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set_spe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5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read_c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a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b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9c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de_atapi_cmd_read_dma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a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mdma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d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id_set_next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cf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id_pointer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d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mmio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1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4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6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7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9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a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a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b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c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ee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3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3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bd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9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9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0f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8042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0e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mouse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0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3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kbd_ledstat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1e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put_key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4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s2_set_led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2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0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4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andle_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35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a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b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change_act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c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change_act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4d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nput_hid_handle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prin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6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6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7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prin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8b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9c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3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9f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2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2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read_las1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3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ci200_read_las1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7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write_las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7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ci200_write_las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a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do_hw_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c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d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set_at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e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e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af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0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2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2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set_irq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3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3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4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kc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4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kc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5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6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set_at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7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s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9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a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set_irq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b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b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c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d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d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e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bf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b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8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sim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8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sim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a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c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cc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3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d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8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1e9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watchdo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1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assis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1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ssis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4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6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c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0d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0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0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1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r_event.7597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bmc_extern_post_mig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19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isa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0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ipmi_kc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7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sa_ipmi_bt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2e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ipmi_bt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37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pmi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4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b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b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c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c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5d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ix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3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emory_device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5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addr_s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5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addr_s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7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7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8e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9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a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b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b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d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d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e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6e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0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0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2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4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6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9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3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d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7e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evice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0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evice_get_region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5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dimm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dimm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89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dimm_get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a8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3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cf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du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0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du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4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dma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5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5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7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78b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8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8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du_fac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a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dc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du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f9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vpan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2fa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vpan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0f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vshmem_vector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1c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vshmem_disable_irq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3f3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get_na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9a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a2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netdev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4ea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tx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0b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tx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2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tx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487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rx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4d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rx_pa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6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rx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a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d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5d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61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2000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9c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pcnet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b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b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e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e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af5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0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1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1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40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5e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8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8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9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a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b1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b7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c0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c6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d2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md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d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rmd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eb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rmd_sto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f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b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0d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12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pcnet_tdt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2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4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4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5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trans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9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net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cd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poll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1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2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d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e1000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e2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3f3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0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023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e1000_send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8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tx_pk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tx_pkt_sen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2a6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et_tx_pkt_send_custo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7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8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8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d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d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e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7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2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2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3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4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84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d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e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cf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nterrupt_c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6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raise_interru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b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msix_notify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db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msix_notify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5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md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b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c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d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e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e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4ff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set_im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1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update_rx_offlo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1e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start_x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6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intrmgr_on_throttlin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9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1000e_intrmgr_on_msix_throttling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c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c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d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e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e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2f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0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1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1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2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3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1000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367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e1000e_core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51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5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46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54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55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pci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0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raise_interru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72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gb_msix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5c7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gb_msix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5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update_rx_offlo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6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7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gb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0d9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igb_core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5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tl8139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8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9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1c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l8139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48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tl8139_transfer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485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rtl8139_transfer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5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6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7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xnet3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97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update_interrupt_lin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9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xnet3_update_interrupt_lin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ac9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xnet3_update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3a3</text:p>
          </table:table-cell>
          <table:table-cell office:value-type="string" calcext:value-type="string">
            <text:p>call rsi</text:p>
          </table:table-cell>
          <table:table-cell office:value-type="string" calcext:value-type="string">
            <text:p>vmxnet3_io_bar0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bd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1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2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3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4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5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5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6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7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9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net_sto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b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net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ce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0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4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8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rocker_un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d9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1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2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4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ocker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b4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fp_por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f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p_port_set_lin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6ff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p_port_set_lin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2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2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3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f_dpa_flow_ig_tb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c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bridging_lear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2c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bridging_lear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35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output_l2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35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f_dpa_output_l2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a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a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b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c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4c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mem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2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mem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5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6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a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sja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5c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sja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0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aser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aser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8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m3680i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6c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m3680i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2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3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oe3680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oe3680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9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a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b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f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7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0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0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tucan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3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8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e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78e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tucan_pci_cores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75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7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9b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sm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a3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ad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zone_rese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b7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vme_post_cq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b8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vme_post_cq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7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o_form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ormat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ce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zone_reset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dd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py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8e4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sm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0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lush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65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w_cfg_comm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7a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w_cfg_dma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7c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sel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89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add_from_genera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8a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w_cfg_add_from_genera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9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1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23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ix_handle_mask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3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pba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a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0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b0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ix_set_vector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0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a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d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ci_unregister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cf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change_irq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d6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default_read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4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msi_trigg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6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equester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6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requester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89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update_mappin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e9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update_mappin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f6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9fd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b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device_route_intx_to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d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bus_fire_intx_routing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e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find_bus_n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0f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find_bus_n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103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pci_for_each_bus_depth_fir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12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add_capabil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7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writ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a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rea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2b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host_config_rea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pci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5f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bus_dev_pr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3e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pcie_aer_inject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0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pc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hpc_interrupt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d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hpc_interrupt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4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hpc_free_devices_in_sl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4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5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6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otplug_event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unplug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6f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3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write_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6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find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78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cap_slo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86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aer_root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8de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e_doe_write_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9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e_do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8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a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c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ae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1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p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1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p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6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b7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n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cc0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xb_dev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cc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xb_dev_realiz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ec7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xl_rp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ee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f2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af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rp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0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update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update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9c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1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iod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iod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3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coalesced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4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coalesced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eriod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6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eriod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updat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ab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os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0d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mos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tc_policy_slew_deliver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8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a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d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evice_for_each_req_async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bf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0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3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3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8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en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9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req_en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c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bus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7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allo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c8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req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dd4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req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3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3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a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target_send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ed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req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1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get_se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3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omplete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5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5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q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8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8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95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scsi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bfb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ut_scsi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0b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2f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9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ma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b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ma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f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aio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1f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aio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0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a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0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rea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2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46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scsi_do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2a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csi_disk_dma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46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disk_emulate_wri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4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6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sam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write_sam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8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58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unmap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86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comman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86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csi_command_complete_no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9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c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esp_gpio_dem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d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ysbus_esp_gpio_dem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ad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transfer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4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ais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6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6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b8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c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lower_d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aise_d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1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dma_en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a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da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ceb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sp_reg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09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scs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0b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scs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19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si_execute_scri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53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si_do_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6e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si_updat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7c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7f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gasas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2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xf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d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complete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8d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complete_fr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dc2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gasas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0f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14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upd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14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upd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1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4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34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tsas_process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6e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vscsi_update_irq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84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vscsi_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4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csi_dataplane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5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dataplane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9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csi_dataplane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af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2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5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6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8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bf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5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8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handle_out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c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scsi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cf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ee3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_do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2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_card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3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_card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a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bus_write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1c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bus_rea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2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ata_trans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38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send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1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end_trans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7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8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8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9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c6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d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do_adm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4f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2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2f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5f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sysbus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0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sysbus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3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4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5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66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dhci_poweron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7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7e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98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ios_get_tables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a5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mbios_get_tables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ad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mbios_add_ipmi_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a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a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b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bf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0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a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c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c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d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d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e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ce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1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ra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8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se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pet_del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d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d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4b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set_channel_g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5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96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rq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9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b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db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ee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it_irq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4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5a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66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pit_io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7ff9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raise_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02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mm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9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9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tis_isa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1f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tpm_tis_isa_am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a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b1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b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2c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crb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47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fs_process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8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q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b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q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7c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vice_det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85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8e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devic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0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p_combine_input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2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p_combine_input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4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tt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5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5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6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vic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ke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9b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acket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a1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rocess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ba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desc_create_seri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d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desc_set_interf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c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h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ee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fram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1f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fram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5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8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0f8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6a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7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08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handle_t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0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queue_fi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3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hci_handle_t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9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a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b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c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d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e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1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0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1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2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top_endpoi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5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bus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8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29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rame_bounda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2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3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34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3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4d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hci_service_ed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5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6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7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68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mem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7b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9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oh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c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hci_pci_di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f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8f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0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1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2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3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3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4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5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9b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canc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9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a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a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b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b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hci_find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df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fil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e3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exec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eb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f5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por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1ff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hci_opreg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0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ehci_pci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1b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xhci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1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6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a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disable_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2d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ep_nuke_xf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36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mfwrap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3c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por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7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kick_epct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2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runtime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intr_rai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9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ope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9a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ope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a3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hci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4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pci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5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pci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bc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hci_sysbus_intr_rai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c9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hub_fin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9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b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port_updat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c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e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df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1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ub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6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7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8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initf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9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b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ptr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ee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1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3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5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i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c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d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e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2ff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0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2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2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3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wacom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5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06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ouse_po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11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sd_copy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16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msd_transfer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3c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queue_fake_se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3e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queue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0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uas_copy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8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scsi_comma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uas_scsi_comma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4e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udio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5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audio_set_interfa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3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7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contr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6c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_serial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7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seria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89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89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net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3db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mtp_object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1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slo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2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cid_write_data_block_a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6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9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write_data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c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f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0f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cid_card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4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key_handl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key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c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1d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1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3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transaction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5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8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passthru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9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2f_timeout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2e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0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1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35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3d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9f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3f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3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back_hotplug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61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7a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48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bback_do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e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5f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0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top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0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get_vdev_bad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1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us_start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1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tart_ioeven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35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rtio_bus_set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3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us_set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6e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75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7e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set_gues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84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8e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unplug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5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a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b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9c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config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6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a7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devic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7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set_gue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e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ci_vector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bf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vector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c3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ci_one_vector_un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c4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ci_one_vector_un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0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1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d1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6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set_gues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8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9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mio_bus_get_dev_pa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eb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mio_set_gue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6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8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a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4f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crypto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0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crypto_dataq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0fb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crypto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14a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crypto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a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d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common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2f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2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common_un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5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6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a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3a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4d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8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construct_end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9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9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5a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67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72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75a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ommu_handle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8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b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c1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vdpa_device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e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8f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1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dpa_device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2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toggle_device_iotl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4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ice_iotlb_mi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8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8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9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a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c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d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d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e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e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9f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e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0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0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m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1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2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4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irtqueu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7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8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9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9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a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c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c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af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0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1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1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4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7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8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8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bf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region_addn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5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iommu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8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a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iommu_un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c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migration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c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migration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d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et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ce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6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8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enable_notifi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de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0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0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1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2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2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6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6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e7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dev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0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27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ub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4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5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5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6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5f8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b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3bb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dev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3cc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dev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4df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vdpa_host_notifiers_un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5d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dpa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0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atchdog_perform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tchdog_perform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8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config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a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8c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6300esb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3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dt_ib700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4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b700_timer_expir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5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b700_write_disable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7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s_nod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8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s_node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cc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s_node_vscan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9f4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s_node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3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4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47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7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9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b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c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d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d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af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un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b3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fronten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bf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front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4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5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b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c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c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unplug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e1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cf0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1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17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3e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5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8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us_backend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b7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device_map_grant_ref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c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set_event_channel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c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set_event_channel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d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devic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d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e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df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0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device_bind_event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48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be_map_grant_ref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5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check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5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check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7b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.global_DEBUG_LABEL_END_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82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.global_DEBUG_LABEL_END_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9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d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.global_DEBUG_LABEL_END_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ef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.global_DEBUG_LABEL_END_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1f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frontend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2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frontend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3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3b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4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4f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e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1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7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8c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store_update_b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b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b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et_xend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6ff9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store_read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v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0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pv_evtchn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1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v_unbind_evtch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1c6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xen_pv_unbind_evtch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0b2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pqemu_msg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095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pqemu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2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qemu_msg_send_and_await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1b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pqemu_remote_msg_loop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4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5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6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object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9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te_object_machin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2d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i_proxy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30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proxy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0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i_proxy_dev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b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4e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ntr_resampl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1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mmu_find_add_a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6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gc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58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detach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3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pcm_hw_add_new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add_new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9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attach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6b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clos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2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open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6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pcm_hw_add_new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7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pcm_hw_add_new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b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7c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1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3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3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5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ese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7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7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activ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8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9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c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d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e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e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8f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5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5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6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6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a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d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e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9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2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udio_generic_run_buffer_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3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generic_run_buffer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6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7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7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8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a9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ree_audio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3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driver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7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7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io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bd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del_cap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volume_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1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UD_set_volume_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6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7c7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stopcap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3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msmous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4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smouse_chr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5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mouse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6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smouse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ctablet_ch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1f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ctablet_chr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279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wctablet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28b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wctablet_queue_outp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4e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sdev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2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ump_guest_memo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c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5c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60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67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8f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8f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a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ump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e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f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9fd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write_elf64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0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1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1d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write_elf32_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a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ump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ac4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ump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bd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replay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1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open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4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close_t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6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dev_remove_medi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c9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insert_anon_medi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d6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driv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4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qemu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9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9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8fa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int_block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07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snapsho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4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boot_device_p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8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hread_is_id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1a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ynchronize_all_sta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use_all_v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0b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pause_all_vcp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4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5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n_on_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wait_io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85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bql_lock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a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a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b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c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prepar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2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resu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0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op_for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5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inject_nm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7f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pu_throttl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88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pu_throttl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9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hrottle_timer_ti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3b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imer_notify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2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3c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4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ancel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7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t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4e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dirty_rate_sta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3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vcpu_dirty_li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b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d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5eb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dma_bl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62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ma_aio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7e0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device_add_from_qdi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4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device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a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bus_pr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b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evic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c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evice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e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f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8f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9c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9d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a0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b82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process_in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d1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test_irq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d5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test_clock_war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3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3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4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4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_stat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a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b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ef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ystem_reset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9f2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un_exit_notifi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1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2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4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9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a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0c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10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1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0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55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5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7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3a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bc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c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c4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6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9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de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4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b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e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aef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arse_config_gro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3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chine_parse_property_o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1b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runstate_act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36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configure_accelera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39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_init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45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init_tpmd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48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tp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5d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2cb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builtin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4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43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builtin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5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65c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6a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ryptodev_builtin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b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ackend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6f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backe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81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backend_throttle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81d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backend_throttle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91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ost_memory_backend_memory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a6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builtin_receive_entropy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ac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eg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b0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ng_backen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b8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ntropy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9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a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df6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lkcf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07b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lkcf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1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op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3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e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1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handle_respon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1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ryptodev_lkcf_handle_respon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6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ackend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bfb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mmufd_backend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6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vhost_user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68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vhost_user_creat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7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ryptodev_vhost_user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080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ryptodev_vhost_user_close_sess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7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backend_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backend_request_comple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2f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tp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4e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pm_emulator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5e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emulator_ctrl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6e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pm_emulator_set_state_blo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9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efore_vm_start_handle_it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a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efore_vm_start_handle_ite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b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do_sav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c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cel_incoming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cel_incoming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7f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70f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irty_bitmap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9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89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1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3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3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94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rty_bitmap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3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bitmaps_to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7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b9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c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ae2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4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process_incom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8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a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a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bd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hannel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758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lobal_dirty_log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be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cd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_calculate_dirty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00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0cc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d881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et_dirtyrate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0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tart_outgo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2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4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cf71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file_start_outgo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2b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igrate_status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2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migrate_status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2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incoming_migration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5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6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s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a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incoming_migratio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d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h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4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incoming_state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0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nd_rp_mess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3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5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6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5e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send_rp_recv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7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6a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mig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0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0f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a0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b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7d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tart_incoming_migr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reco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4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5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e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f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8f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0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0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r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1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file_se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92d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a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c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c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9f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a0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f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ae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urce_return_path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9f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ad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bae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c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be8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2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g_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9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e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cf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04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22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45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4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5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5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6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6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d7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4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4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6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ecd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3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45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4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5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8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9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a5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b65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eeb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dff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0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0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1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3f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46b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a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0c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3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3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4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5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wait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6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70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igration_maybe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8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9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return_path_on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1c0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migration_completion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0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1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2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2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33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3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detec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9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b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2d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e_handle_rp_req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68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nocomp_rec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a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pag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f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3f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send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2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3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3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5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64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9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send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4e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new_send_channel_a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4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ltifd_recv_terminate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7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a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a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b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sync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e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5f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0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2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63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ltifd_recv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2e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ress_threads_sav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6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a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a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b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flush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c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it_for_decompress_d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d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ait_for_decompress_d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7e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ress_threads_load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1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3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ata_decompre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84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compress_data_with_multi_threa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3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4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aa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igrate_set_parame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0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threa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thread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1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supported_by_h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c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c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be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incoming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8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equest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8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equest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b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place_page_z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cd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ufd_copy_ioct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3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place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5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6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incoming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df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faul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8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9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9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b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ause_fault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c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ause_fault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establish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ee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preempt_establish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5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delet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6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delet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7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load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load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efe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oad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3e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4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4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5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6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09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6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a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1e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b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c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d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e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2e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vm_state_ma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6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7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7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stcopy_ram_listen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a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vm_postcopy_handle_ru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3b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vm_postcopy_handle_ru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4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sav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4e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save_job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d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e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5f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set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1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2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iter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6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lean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7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9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6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vm_state_complete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75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79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8b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nregister_save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8dc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register_with_alias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a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ave_devi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b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load_devic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9c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a91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tls_get_cre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2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4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5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ailover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a3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olo_incoming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e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f1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bf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18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2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3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c46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colo_process_incoming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2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3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8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migration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dc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2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38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48a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5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658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6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8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d41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d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ee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state_pend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8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ush_bl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9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ush_bl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b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rea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d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8ffe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00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mig_save_dirt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04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migration_cleanup_bm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0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ge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1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get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2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lose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3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lose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4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get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fdset_add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1e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pic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8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9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b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4b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2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3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hmp_command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5a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xpr_un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6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line_print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line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6d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find_comple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0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8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1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2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5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5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6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6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7c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9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9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b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3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c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e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e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7f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85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co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88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nnounce_timer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92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nnounce_self_i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a1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ilter_dump_receive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a1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ilter_dump_receive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ba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bb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status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1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status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c2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lter_buffer_release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d5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filte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de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filt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e20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netfilter_pass_to_n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0e7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hub_port_can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3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iver_packet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6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deliver_packet_io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9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9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a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b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et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c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d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0f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l_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lush_or_purge_queued_packe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26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_packet_async_with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32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_packet_async_with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3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eceiv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43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receiv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5ec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v_packet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168c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sendv_packet_a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3b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net_client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d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filter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2f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t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4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6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m_change_sta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3e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fill_r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0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0c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net_queue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2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net_queue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2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3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net_queue_send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3d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net_queue_send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49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so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5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clien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5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clien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b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list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7e4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1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2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tream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3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send_comple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5c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et_stream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6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stream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8a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dg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a5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a7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0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9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handl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b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old_packet_check_one_con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ca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d1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compare_pack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1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notify_compares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1eb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rewrit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05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l2tpv3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0c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l2tpv3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37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slirp_timer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3b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af_xd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4b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f_xdp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0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init_vhost_us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b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host_use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b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recei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5d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vhost_user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72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ap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89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t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9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et_init_vhost_vd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9c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et_vhost_vdpa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b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bus_clien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b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bus_client_s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cf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hos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d7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n_host_socketca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d8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an_host_socketca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9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fetch_data_ki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a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eb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mutex_un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1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run_ev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7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read_c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2fe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stop_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0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br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replay_delete_brea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9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stop_vm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0c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ay_continue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6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sta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b4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invoke_stats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1d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stats_schem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2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4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4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start_warp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warp_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9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warp_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2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ount_notify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32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j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33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j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436c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ummy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451a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ummy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56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urses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57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urses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3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gl_init_sha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37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gl_create_compile_link_prog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4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urface_gl_create_text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5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egl_init_d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5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egl_init_d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d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e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egl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f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scanout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6f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gl_cursor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8d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tk_displa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95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l_area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af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menu_untab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af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menu_untab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b2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menu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7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tab_windo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tab_windo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vc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8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vc_send_cha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cb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d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gl_area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df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gl_area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2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dra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4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d_egl_cursor_dmabu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3ed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2d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1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gl_refre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1e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2_gl_scanout_text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57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6a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curs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6b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curs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rese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5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process_cm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7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updat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0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gpu_update_dma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9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a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d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d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e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8f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gpu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9182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user_gpu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4a4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vga_base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09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ost_req_complete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0e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b_host_req_complete_is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3b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ss_run_buffer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0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77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dl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8d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jack_client_fin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90e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pw_audio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9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pw_audio_fin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8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9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aa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2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3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4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p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56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p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6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primi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7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primit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87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9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9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string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a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_pod_builder_raw_padd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b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pa_pod_builder_raw_padd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b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destro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59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86_cpu_write_elf64_n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7c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86_cpu_write_elf32_n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d5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cpu_write_qemu_no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5c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memory_mapp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11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local_ap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16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local_api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3ed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sync_synic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48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on_sigbus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4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on_sigbus_vc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68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telimit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8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c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7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put_regist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de3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df0b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041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2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a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6ec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8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a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0a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3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arch_handle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a7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kvm_arch_fixup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arch_fixup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1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msi_routes_a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singleshot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singleshot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2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periodic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3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vcpu_periodic_time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6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et_vcpu_v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vcpu_timer_v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9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c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c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3d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cpu_sof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1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xen_hcall_set_timer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5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periodic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6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et_periodic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7a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7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8e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a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to_physmap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d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op_stop_singlesho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4d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cpuop_stop_singleshot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0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b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c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5d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tlb_fi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6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read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8b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helper_write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89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write_cr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c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do_interru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c5f5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x86_cpu_exec_hal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9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b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dc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apic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2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rom_mapp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2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om_mapp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e7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vapic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2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index_to_pr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6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7f7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6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s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8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0b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pre_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18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si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18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si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48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iommu_iec_notify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6d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mdvi_host_dma_iommu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80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mdvi_cmdbuf_ru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8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mdvi_mem_i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0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1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8c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init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04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init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1c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1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2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3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3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24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crovm_machine_stat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5a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up_micro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5b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setup_microv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9e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q35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5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6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6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a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de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mouse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8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por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9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port_ioport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d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edc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0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5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9fd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trans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6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notify_flag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7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notify_flag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09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mmu_repl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1a0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page_wal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1cf6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page_wal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6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find_as_by_si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7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29d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vtd_switch_address_spa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3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generate_interru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4a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54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report_ir_illegal_ac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57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mem_i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69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handle_gcm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6b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handle_gcmd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7d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fetch_inv_des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8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context_global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aa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context_devic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b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context_devic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global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e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domain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8f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tlb_domain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1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td_iotlb_pag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2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iotlb_page_invali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9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address_space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9b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td_address_space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a4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a7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get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b01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gx_epc_get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b9d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acpi_build_ma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c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wake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d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r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6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reques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reques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9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eb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machine_device_unplu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afe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achine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0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0e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31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memory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4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4a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c_basic_device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5a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a20_lin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62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append_pcihp_slo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7f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build_append_pci_bus_devic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e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7fb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80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81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a1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be1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bu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2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ds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2a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uild_dsd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9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get_mcf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a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cpi_get_mcf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e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scop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5f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60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61f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sert_ivh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c5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ild_append_notfication_callba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d8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92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d8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92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1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3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4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clock_vm_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eb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external_nm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cf6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pit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t_callback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c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t_callback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1e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si_asser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0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bind_interdo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2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unbi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4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evtchn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8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evtchn_set_callback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a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tatus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2b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of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02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xen_evtchn_reset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18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evtchn_close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1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close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unmask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6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vcpu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7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v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9f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evtchn_bind_p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a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pirq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3e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ipi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1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bind_interdomain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4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alloc_unbound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5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evtchn_send_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91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en_physdev_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9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d7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physdev_un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4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unmap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0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en_physdev_eoi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eoi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1ce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en_physdev_query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2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query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3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physdev_get_free_pir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5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en_even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57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en_event_inj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62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nttab_map_ref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64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e_gnttab_un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6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re_watc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d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xenstor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7f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xenstore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89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e_w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a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xenstor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ae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xenstor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e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primary_consol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aeee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primary_consol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b4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s_node_wal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ba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ire_watch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dfd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03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2562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x86_cpu_un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26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86_cpu_reset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70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aft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0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0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18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2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3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5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5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cpu_get_phys_page_attrs_debu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6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7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l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a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c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8d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inject_x86_m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15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ub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2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lduw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2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w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3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l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4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86_st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960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x86_stq_ph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bb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ise_interrupt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ld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a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ld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b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st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cb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stt_ST0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de8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helper_fwa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ede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wa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7b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8e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9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9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ab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8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b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c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c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st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d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e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2e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de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0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0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1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2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3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4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4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5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6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7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7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8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8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9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9a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b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b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c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c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d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df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e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f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3f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0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16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1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26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2d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3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3e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4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s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5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66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6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f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7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8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9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a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xrstor_fp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b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c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c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de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f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4f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0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1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2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2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3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3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4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5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6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6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9f57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xrst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d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d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e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e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af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q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0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x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1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23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2d4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36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4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4e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5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66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7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0b7f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x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7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90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9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a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a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b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b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d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d1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d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e2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vpmaskmovq_st_ym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4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07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113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1ac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245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2d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37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41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4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59b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639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6cf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d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7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85c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8f8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990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d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a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b3b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bd9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5c6f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helper_vpgatherqq_ym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0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oun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0f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ound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1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oun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2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ound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4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rdts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7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7e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8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89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9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a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ld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cf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d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e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f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7f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elper_bndstx3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84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interrup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284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interrup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0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init_disas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8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a2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b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b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34c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386_tr_disas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47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4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0f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10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isas_ins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635b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gen_repz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6a2f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gen_repz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48e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n_unknown_op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5ee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5f27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1af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d3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e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7ef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0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1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3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4f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5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6b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8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9b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b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cb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d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e7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8f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91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92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b0a3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gen_vsib_av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2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a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save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e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6ff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lk_start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0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start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04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blk_stop_ioevent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10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dma_restar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25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ubmit_requ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2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lk_handle_rw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d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e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4f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45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host_user_blk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7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91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9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a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a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b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d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5e9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lk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0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handle_out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5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blk_handle_config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c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xen_block_handle_reque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6e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complet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55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xen_block_copy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7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ataplan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87d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xen_block_dataplane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e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xen_block_dataplan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7ec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xen_block_dataplane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b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d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8e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9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a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rial_post_load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9c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ue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3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3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trol_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5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flush_queued_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a9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ser_por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45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yperv_synic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post_ms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8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nt_msg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9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int_route_unre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bc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yperv_sint_rout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int_rout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et_msg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5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yperv_set_event_flag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c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test_dev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d8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de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ecv_mess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e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e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mess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5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nd_un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92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bus_msg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e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pen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7ff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ose_chan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1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nnel_event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7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bus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a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dev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0b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bus_dev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34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vmdev_close_chann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3a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4c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4c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v_balloon_event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2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5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c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d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8e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bus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99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3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el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6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timer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af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reset_comm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0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2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common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3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ispatch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4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dispatch_pre_sav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5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ini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be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3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4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5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pic_handle_tpr_access_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c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apic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e7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lpc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8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lpc_pmbase_sci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8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lpc_pmbase_sci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a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apm_ctrl_chang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8fc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ch9_lpc_set_ir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0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ch9_rst_cnt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1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2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3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5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7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9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bd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rtio_net_g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e1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rtio_net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ee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1f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33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3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46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8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8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e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2e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0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1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1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queue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4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4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5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8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a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b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b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3d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guest_notifier_mas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0f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irtio_net_post_load_virt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3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post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4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post_load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a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ufo_post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c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e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4e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set_queue_pai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54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55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del_que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6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handle_ctrl_io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72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handle_tx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0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1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6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migration_state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8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load_ebp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88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net_load_ebp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c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handle_ctr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3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csi_do_tmf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b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b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c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c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e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scsi_common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ef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scsi_common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f5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gion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9f7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gion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0a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get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3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se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3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ese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7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9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a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c1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1c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region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4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4e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56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region_d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9e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listener_log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d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log_globa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2e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log_global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1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istener_log_global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1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istener_log_global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9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dirty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c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d3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dd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3e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ommu_map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2c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fio_ram_discard_notify_pop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32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ram_discard_notify_pop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44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ram_discard_notify_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61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egacy_attach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68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legacy_attach_devi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6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ut_gro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a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migrati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7c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migration_re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3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vmstate_change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5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8c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a0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4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edid_upd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c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c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e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adf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display_dmabuf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4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5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a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stan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c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d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d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2e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30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set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37d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fio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48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exit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52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fio_pci_write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5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msix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70aa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vfio_msi_interru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72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intx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c7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fio_pci_post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c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d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e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de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0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0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notify_v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ed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2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2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6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8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_nocheck_maybe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9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_nocheck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bfc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ut_extra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a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b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set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3c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42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queue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4e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set_featur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0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3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vmstate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0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5e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query_virtio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8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a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6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device_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7b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7ed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x_query_virtio_vhost_queue_stat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930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99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user_async_clos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b04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get_vring_ba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dd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end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efc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backend_handle_vring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18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host_user_backend_handle_vring_host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5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user_backend_handle_shared_object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cfd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handle_guest_ki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e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0f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device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5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6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confi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8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19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9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9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2c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loon_get_free_page_h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4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4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35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balloon_free_page_hin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6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71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7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8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9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b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check_migration_supp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c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4e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load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51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f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540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f_sav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ost_vsoc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5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8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8f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ost_vsock_set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6d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v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2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v_handle_config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6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device_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9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device_unre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7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rng_proce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10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virtio_mem_rdm_replay_discard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4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rdm_unregister_listen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5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em_notify_discar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833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virtio_mem_for_each_plugged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aa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rdm_replay_discarde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bd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unplug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be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unplug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5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6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7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d9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state_change_reque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a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b8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b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d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scmi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dee7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scmi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37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irtio_pmem_pci_get_plugged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39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pmem_pci_fill_device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1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instance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7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fill_device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b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size_chang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4b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em_pci_size_change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54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rtio_md_pci_unpl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5f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ingl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17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28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62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ab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0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8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3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rtio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5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rtio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9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c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transaction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7d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transaction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81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at_range_coalesced_io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82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lat_range_coalesced_io_notif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5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ioeventf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6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ioeventfd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a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c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e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9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pdate_topology_pas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abfa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emory_region_access_val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af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read_with_attrs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1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read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6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write_access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e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destructor_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bf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destructor_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9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region_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9d3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region_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ba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c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c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iommu_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dd0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region_unregister_iommu_notifi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ce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notify_iommu_o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22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get_xlat_add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9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clear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dd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napshot_and_clear_dir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e02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ync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e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region_sync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1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global_dirty_log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3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global_dirty_log_do_st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5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6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6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7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8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8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9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ef9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listener_unregi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028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tree_print_flatvie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5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translate_iomm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5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translate_iomm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9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log_global_after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log_global_after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1b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30e4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flatview_write_continu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00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flatview_read_continue_st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ram_set_id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5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am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46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ram_re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51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58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2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lb_to_s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d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ress_space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6f8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35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71c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a6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7e3a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address_space_stl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15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address_space_st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459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address_space_st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8de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address_space_lduw_le_cached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091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address_space_stw_le_cached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2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0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37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memory_rw_debu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656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emu_ram_foreach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b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discard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c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uncoordinated_discard_dis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d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block_coordinated_discard_requ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9fc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foreach_not_ignored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ad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ae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1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7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b7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ca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lo_flush_ram_cach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de6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07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2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3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7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set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b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ee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4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iter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a35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ram_state_pending_exa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affe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b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gration_bitmap_sync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bc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gration_bitmap_sync_precop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d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1e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4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4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find_and_sav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8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9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9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a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2c8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ram_save_target_page_legac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7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ave_zero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9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_get_cpu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a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a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b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info_regi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e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3f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3a9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4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4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emory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8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mp_gva2g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49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mp_gva2gp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0e1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ccel_init_cpu_int_aux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for_breakpoints_slo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8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lo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8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c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step_atom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d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step_atom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0f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0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5f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6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c0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cd4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d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1d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1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exec_loo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3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exec_realize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c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d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e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2f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34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b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40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invalidate_phys_page_range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be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restore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c6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gen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d2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gen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ec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b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0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0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1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io_recomp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2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5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u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6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1f8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ranslator_ldq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0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_by_mmuidx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15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16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lb_flush_pa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02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obe_acces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c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page_addr_code_hos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2cf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get_page_addr_code_hos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1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15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213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o_ld_mmio_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347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mmu_lookup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45a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ld16_mmio_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4cc5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o_st_mmio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5f8f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st16_mmio_l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7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ldub_data_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8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stb_data_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ab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atomic_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b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tomic_mmu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6c9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lb_fi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0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ldub_c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160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1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2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check_watch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9ec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a3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bc6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kvm_dirty_ring_reap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bc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dirty_ring_reap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4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gion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9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a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a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b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_glob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d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df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log_clea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f2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section_update_flag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2fc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get_free_memslo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4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rqchip_add_msi_rou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d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0e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b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c5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c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e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kvm_cpu_synchronize_pos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e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kvm_cpu_synchronize_post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2f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cpu_synchronize_pre_load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0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cpu_synchronize_pre_loadv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3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nsert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4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insert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8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9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c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all_break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3d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remove_all_breakpoi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guest_debug_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update_guest_debug_o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43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28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54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609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6d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a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c0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c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e2c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e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f28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5fed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0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0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1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2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2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9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9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a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b1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be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c8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d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d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6e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vm_v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9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uninst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a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uninst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9c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reset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3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lugin_cpu_update_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4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lugin_regist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6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for_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vcpu_mem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af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1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0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plugin_insn_dis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1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insn_symb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7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scoreboard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b8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lugin_scoreboard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3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g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4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5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5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7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7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8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cpu_exe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b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b8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d2a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dbe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ce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0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ttcg_force_rcu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3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43a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5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70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7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d8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5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6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81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9a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b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b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3ec1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rr_cpu_threa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6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7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b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b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c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d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bf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0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2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2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3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5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6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c8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default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08a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bus_reset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1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s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2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us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3a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40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d6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vice_class_set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e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class_set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df0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dev_get_legacy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b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d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ef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0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prop_arra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8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9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c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vice_unpar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0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device_reset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phases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4ff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phases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3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4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5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8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set_realiz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b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set_parent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0e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set_parent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0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vice_listener_ad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ev_should_hide_dev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4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ev_get_child_b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a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unregister_re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1e5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resettable_container_child_fore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4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5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8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8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93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9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en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cd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2d29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resettable_phase_ho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07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0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1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ettable_change_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3f2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tainer_g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3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s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a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ype_initi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4f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41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object_property_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6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with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7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with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a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initialize_child_with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5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par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1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3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finalize_child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6a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new_with_pro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097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o_object_child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22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bject_property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2d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object_property_g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4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5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6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li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9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object_resolve_abs_pa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a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b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b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b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c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7e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02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init_defv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1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set_u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3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property_get_u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5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bject_set_link_propert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a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st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c0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bo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c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boo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8f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enu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0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set_enu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1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perty_get_t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9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1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add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4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ser_creatable_add_qap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c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er_creatable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ac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ser_creatable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b6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vent_loop_base_set_para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c6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ocess_string_cm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cd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query_thread_extr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33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query_xfer_featu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92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handle_remove_b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9d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handle_insert_b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b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s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c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ce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g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dd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get_re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1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2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2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write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3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40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4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read_all_reg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9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a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ste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eb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de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7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v_co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9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continu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a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continu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c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bserver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5ff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dbserver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83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tls_create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c7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tls_write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7d8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tls_read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82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tls_handshake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30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45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73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84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set_block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c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create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e5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9fa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15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8c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9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read_wi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bf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writ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ac8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write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34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handshak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5b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handshak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b8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ebsock_handshake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c5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ebsock_handshake_s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cd43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readv_full_all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b2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c3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io_channel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dcd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channel_add_watch_sour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2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3a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io_net_listener_dis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channel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ed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net_listener_set_client_func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2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thread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thread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7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io_task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6ff1d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01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01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1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188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c8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d4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e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e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stor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2fd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09a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5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9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1e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5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5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luks_load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9a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a80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ace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rypto_block_luks_erase_k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3e0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crypto_block_luks_store_hea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2e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41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4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qcow_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531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op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67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crypto_block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7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8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b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init_ciph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ca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cf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d3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cipher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e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e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2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8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4fc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de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1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83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2e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32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3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block_encrypt_help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5fe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ivgen_essiv_calcul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ivgen_essiv_clean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2a1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ivgen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8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a8e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c8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d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rypto_secret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6f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rypto_secret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b44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authz_is_allow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b5b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authz_is_allowed_by_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c7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uthz_list_file_l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4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6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d7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1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7e8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ad_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1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4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client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15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negoti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7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8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5c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ject_notifi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1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xport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5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export_de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7d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attach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a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b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6c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0f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ex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3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5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de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7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xp_close_all_typ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7a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export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88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blk_exp_request_shutdow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8a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blk_process_ms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bf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n_vduse_dev_ki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ca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mark_auto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0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f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ef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0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e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f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8ff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0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5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7c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0f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0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1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trans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a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a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b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b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c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disabl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d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enable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d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ad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1ed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ternal_snapshot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20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21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rive_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3d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3e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pau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resu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3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job_comp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9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blockdev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b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c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d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4d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query_block_jo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50f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server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53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acce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1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hread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1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thread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6f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7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84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fresh_total_se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904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is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a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length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7d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ebug_even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a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heck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b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invalidate_cach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bf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move_persistent_dirty_bitmap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c0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fresh_total_sectors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c2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is_availabl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5e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cre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b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reate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c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delete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de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refresh_total_secto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37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hange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6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nb_sec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7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get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b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c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ee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3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4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4b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5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9feeb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open_dr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0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en_dri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6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8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2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9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0b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12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en_inher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41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find_protoc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8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child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b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2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0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1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file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7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a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open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3c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rent_cb_change_med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0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_temp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2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3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4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6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a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b6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b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c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4f6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0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1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o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9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9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no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b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chil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b9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place_child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e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5fd4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0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1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2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3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79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6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_common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8df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drv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a4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ange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c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c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d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6d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aio_context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1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7bd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ild_cb_atta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2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hild_cb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8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8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9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a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a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c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c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8d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4a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5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8b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95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c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e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9f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0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0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1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2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2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3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multi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ad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open_queue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1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2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5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ly_auto_read_on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87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probe_geomet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c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new_open_driver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c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new_open_driver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e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e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f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bf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1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refresh_per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5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6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oot_attach_chil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c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cd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place_node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2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sert_n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d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et_device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d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et_device_or_node_nam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a4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inactivate_recu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a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nactivate_recu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ec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op_is_b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afb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make_emp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2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3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3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4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6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get_parent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7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ild_job_set_aio_ctx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8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9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9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set_spe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a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processed_by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sle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e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ratelimit_slee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0f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0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2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4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user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5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9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9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ancell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a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e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1e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complete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2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2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3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6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7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vent_ready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b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b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c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d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d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job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2f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yiel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leep_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1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2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2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ause_point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4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5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7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7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x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9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mplete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b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nref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3b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nref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2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te_transition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2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te_transition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5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transition_to_pending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6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prepar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6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prepar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7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7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b7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b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c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c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a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d4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e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e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4f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ish_sync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0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0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3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is_cancel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4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898</text:p>
          </table:table-cell>
          <table:table-cell office:value-type="string" calcext:value-type="string">
            <text:p>call rsi</text:p>
          </table:table-cell>
          <table:table-cell office:value-type="string" calcext:value-type="string">
            <text:p>job_enter_con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8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nter_cond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c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ser_resum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c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user_resum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e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early_fai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5f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sta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61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ance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638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complet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leep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76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wait_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98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sume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ad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emove_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7c7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reak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82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open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92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nfo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5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write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c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read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ae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read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ceb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elp_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cf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do_checkpoint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0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get_error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15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ceive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daa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nbd_read_eof.41424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fe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establish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bfe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establish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2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4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6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7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7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08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nect_thread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68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ient_connection_do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e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_manager_work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2f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ery_one_pr_manag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3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5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6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90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is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a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_manager_helper_initial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d3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_manager_help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3df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r_manager_helper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0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add_interv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4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ount_one_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88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invali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9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acct_queue_dept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d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task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4e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0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amend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2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2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3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4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4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7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8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lo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c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comm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d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ab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5e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ackup_set_spe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2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2e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63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ackup_job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0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3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f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7ff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remove_brea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1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1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debug_is_suspend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b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c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co_debug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8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ule_che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1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sume_req_by_ta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7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dd_ru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a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parse_perm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9b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debug_parse_perm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6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a2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blk_log_writes_co_l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b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d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ae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lo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1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log_writes_co_do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d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b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do_test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0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verify_do_raw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d3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e2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cf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nb_secto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1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get_geome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7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is_avail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co_ej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da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26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writ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37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rea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4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do_io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58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ioctl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6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pdiscar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85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aio_flush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9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o_d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a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repor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c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mgm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e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zone_append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ef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wait_while_drain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0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heck_byte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1c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check_byte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5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emove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cfa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insert_b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b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2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4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root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9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0a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k_dev_change_media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6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callback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8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complete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a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aio_canc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1e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error_a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2b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k_set_io_lim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0d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reset_unalloca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1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reset_unalloca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7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comm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b6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dirty_clu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3d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dirty_cluster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44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47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0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shri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2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2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4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task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5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opy_set_spe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6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7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8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5a2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686d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commit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8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9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a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d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7e4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0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0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17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8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8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8d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bw_do_copy_befor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c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r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c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9f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dev_create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a7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open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1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co_create_opts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3d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amend_options_lu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ac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lock_crypto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bfa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block_crypto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3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5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crypto_meas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c7b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lock_crypto_get_specific_info_luk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1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19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3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reat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6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leas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7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claim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sabl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8b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lear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erg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de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erge_dirty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0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rty_bitmap_merge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0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irty_bitmap_merge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6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press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8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9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a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wrun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ec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graph_co_rd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01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rain_all_beg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34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ake_request_serialis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7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read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dfc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write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5b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readv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70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writev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8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8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9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9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4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a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b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0f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0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2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ioct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358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repo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436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mgm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53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zone_app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a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cca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d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1f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readv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snapshot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0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pdiscard_snapsho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5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ked_request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6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99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igned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2d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wait_serialising_reques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o_copy_on_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89f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co_do_pwrite_zero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c64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c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d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3e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0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1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1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read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2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ked_request_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7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8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8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9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dding_rm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c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d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4e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ligned_pwrite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0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river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2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d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5a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d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b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5c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1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1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4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7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write_req_finis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68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parent_cb_re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4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4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beg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7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7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do_drained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79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drain_poll_top_lev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6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fresh_limi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c1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c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e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unregister_bu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8fc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ancel_in_fligh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1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67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do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d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f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9f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0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1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sync_target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4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write_zero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5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mirror_top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8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9b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a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b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b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af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0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1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2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2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3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3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4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5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9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e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fb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bff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3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3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5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irty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c73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thrott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0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ea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0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read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2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_don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4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writ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6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_zer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7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_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aa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f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df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iter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fa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start_jo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efe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0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2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2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draine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6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irror_exit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0e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mmit_active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0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2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3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b1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b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d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e7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2e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ancel_in_fligh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33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ient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3b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ient_c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1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7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8e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send_reques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ba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ply_chunk_iter_recei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d1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one_chu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4d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one_chun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5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5d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56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eive_repl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0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onnect_attem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0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reconnect_attem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3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4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connect_delay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4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5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6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do_establish_connec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6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do_establish_connec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a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1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6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bd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e3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6ea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blockstatus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67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6e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7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7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o_receive_cmdread_rep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be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lear_bdrv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c9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lear_bdrv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f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en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7f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open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0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hannel_error_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1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bd_channel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20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nbd_channel_erro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d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ull_timer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8e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ull_bh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9c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eallocate_co_trunc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9e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reallocate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13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27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handle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9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block_devic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aa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block_devic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0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image_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6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snapshot_info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89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b9a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query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uery_bds_sta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8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image_info_specific_du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bfd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open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0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ac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0cc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11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1fa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mend_op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2a7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activ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2e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42b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copy_range_from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4ae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invalidate_cach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5df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measu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07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writev_compressed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19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get_specific_inf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7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save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68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load_vmst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38a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cow2_add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5c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read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6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read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7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readv_compres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7b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readv_encryp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01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pwritev_compressed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2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extract_crypto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88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reallocate_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93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update_options_prepa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9c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update_options_com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a0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o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a9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o_op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cb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_pwritev_tas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d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alloc_spac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3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7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7d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ignal_corrup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c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c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ed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load_dirty_bitmap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3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co_can_store_new_dirty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6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load_bitma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0fe3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constraints_on_bit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0f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t_readonly_help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101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lease_dirty_bitmap_help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13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tore_persistent_dirty_bitma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4a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hrin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380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lloc_compressed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b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form_co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c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erform_cow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e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erform_co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4f0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do_perform_cow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50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perform_cow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9a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fcount_ini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9d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alloc_by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0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0d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inc_refcount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2d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heck_refcoun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0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3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8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shrink_ref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ac3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detect_metadata_preallo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be4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b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0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heck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26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ompare_refcou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ca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build_refcounts_write_refblo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47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4a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5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discard_refcount_b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da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get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0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lloc_cluster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0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lloc_clusters_im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5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86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e8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update_refcou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f3b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2_refcount_a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1f3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refcount_are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3b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2_compress_pool_fu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87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b4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c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5f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has_too_much_io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0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has_too_much_io_fail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93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v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uorum_vo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db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rewrite_bad_vers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6e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uorum_rewrite_bad_version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b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e2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7ff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84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aw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8b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16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46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4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napshot_go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7b7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80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8e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snapshot_dele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9b8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an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1c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dele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5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has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99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rea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aa5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all_create_snapsho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4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preadv_p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54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60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napshot_access_co_block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be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cb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get_limi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cf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set_limi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4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co_io_limits_interce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62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co_io_limits_intercep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a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queue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ad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b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start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de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2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unregister_tg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41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4a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5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detach_aio_con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efe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a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e8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2ffe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19c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ow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5b1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co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61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b4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cow_co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0f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14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1b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2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58b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5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65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6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7c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a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cluster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1c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ecompress_clus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2a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di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494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dx_log_wri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74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dx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7dd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hdx_co_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97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hdx_allocate_blo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0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6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pwritev_compress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ae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co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bb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co_che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33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cluster_offset.445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5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64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74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7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get_whole_clus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cdf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L2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1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dk_write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62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read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6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dk_read_ext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3dcd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1b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pc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e7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hec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e8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heck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0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1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0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1_table_sync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1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read_l2_t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2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2_t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4f3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write_l2_table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0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0a3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2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qed_do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6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bdrv_qed_do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1c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cancel_need_check_tim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258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260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read_dat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1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27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3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2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4b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copy_from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55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copy_from_backing_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69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aio_write_mai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3ea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d_read_backing_fi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40f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d_aio_write_l1_upda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53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3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data_off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6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outside_ima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67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check_l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85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read_format_extens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87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allels_read_format_extens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5bef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raw_open_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4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_pdiscar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a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2c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submit_comm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0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3ad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nvme_process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3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process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37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free_req_queue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479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co_prw_align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4db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poll_queu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59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3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clo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8b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co_getlengt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9e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plication_sto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6c1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econdary_do_checkpo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2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2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58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96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stream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9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dirty_bitma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9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block_dirty_bitmap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ab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lock_dirty_bitmap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6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a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ope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e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bf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detach_aio_contex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c1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setup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ce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timeout_d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1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timer_c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2f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d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d4c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url_multi_check_comple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4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file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pread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b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pwritev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ee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flus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1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o_get_allocated_file_s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3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process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6f4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process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007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fs_client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0b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sh_co_create_op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3fb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read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4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get_msg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6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de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7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dein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95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set_handler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a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fe_set_handlers_f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4b8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e_add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1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io_watch_poll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1b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io_watch_poll_prepar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a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a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e5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5e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09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0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24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ux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3a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mux_chr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452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ux_set_focu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65ba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chardev_options_parsed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73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ringbuf_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80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socket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open_sock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c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ai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ca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ait_connect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9ff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16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26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2d5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31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sync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3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disconnec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7c6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eb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pdate_ioc_handl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afc2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tc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0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1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3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hu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40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disconnect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62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free_conne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b9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cket_reconnect_timeo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03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0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22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new_cli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3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tls_handshak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7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conne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8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websock_handshak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a1e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aaf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rec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c7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tcp_chr_telnet_ini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c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p_chr_telnet_init_i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cf4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tcp_chr_accept_server_syn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ee7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udp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05e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ud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0f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dp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21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ud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2d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udp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b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writ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7fc2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write_buff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0b4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hr_parse_op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7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dev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8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dev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a1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new_norepl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1c5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chr_fi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0b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31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55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72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8b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chardev_send_brea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cb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d5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fd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2e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fd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0b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fd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1e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f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2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3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fd_source_disp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385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har_parallel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399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har_pty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4c0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char_pty_chr_wri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6f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pty_chr_add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ty_chr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a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ty_chr_tim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b67</text:p>
          </table:table-cell>
          <table:table-cell office:value-type="string" calcext:value-type="string">
            <text:p>call rdx</text:p>
          </table:table-cell>
          <table:table-cell office:value-type="string" calcext:value-type="string">
            <text:p>pty_chr_read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4c98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pty_chr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29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3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set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3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set_cu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5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unblocke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73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pu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7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9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a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a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bd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v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d0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d8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e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error_printf_unless_qm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5f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0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em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5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0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6e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api_event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a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bd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c6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accept_inpu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6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list_app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15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1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3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4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dispatcher_co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a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send_respon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d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cleanup_req_queue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7e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handle_qmp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4c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5a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60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87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onitor_qmp_ev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6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tray_mov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6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tray_mov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9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pr_manager_status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8aa5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pr_manager_status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9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block_io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9a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block_io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d1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0d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11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report_b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11e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quorum_report_b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67f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debug_query_block_grap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8a7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dirty_bitmap_en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91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dirty_bitmap_disab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ce8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dismi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5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c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cf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add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block_job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036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ame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1a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3d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50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15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_blockdev_chang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dc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mp_capabiliti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bea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comman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90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qmp_schema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9f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paus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a6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resum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ad2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b3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ba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dismis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1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job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82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job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cc8c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job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28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_unplug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28e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_unplug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58a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system_rese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d992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ballo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3f2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colo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3f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colo_ex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8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set_repli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8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set_replicati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9d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xen_replication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a5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colo_do_chec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a5c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xen_colo_do_checkpoi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edcd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migrationthread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52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rtc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5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rtc_chang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8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b9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c3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1d12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mp_marshal_add_clien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41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human_monitor_comman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54c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add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5e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remove_f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650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fdset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3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ic_rx_filter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3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ic_rx_filter_chang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73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etdev_stream_connec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a79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netdev_stream_connec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cfbc5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rx_filt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32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replay_delete_brea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4d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watchd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4d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watchdo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1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guest_pani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1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guest_pani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51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ory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055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memory_failur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28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5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29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yan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3f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acpi_device_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40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acpi_device_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42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marshal_query_acpi_ospm_statu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827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unplug_gues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182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event_send_device_unplug_guest_err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292c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mp_marshal_display_relo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4f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dealloc_type_anything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50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api_dealloc_type_nu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216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struc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5f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b10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isit_start_altern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6e0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optio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740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type_uint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78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isit_type_int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8042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sit_type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8315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visit_type_an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936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ac0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b33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output_fre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6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disp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a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qmp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dae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qmp_dispatch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0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put_obj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bf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ntry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eed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dict_is_equ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0f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list_is_equa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2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list_destroy_obj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70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from_json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89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sume_j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3f9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nsume_jso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0a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son_message_process_tok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0da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son_lexer_feed_ch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24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arse_pai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78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c5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d3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3d7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dict_crump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6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flat_confu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75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object_input_visitor_new_flat_confus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4d4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open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50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511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bc0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c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e2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6f0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0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0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34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39d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pol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8c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ll_set_star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8e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poll_set_start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a7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7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7b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aio_dispatch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811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set_fd_handl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9c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d5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d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e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9e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ealloc_m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2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madv_populate_write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2c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madv_populate_write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40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ouch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46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touch_pag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d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instanc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ad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instance_complet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ba1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ba5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context_ru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78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po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90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timed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9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a3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m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e3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thread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e8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hread_star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cf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thread_atexit_notif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dc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efer_call_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4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50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5f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repor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eb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4ff6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1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1c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print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0bc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nfig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3828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emu_opts_forea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03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eyval_par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3f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init_lock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66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69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7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8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8f0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ab1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af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all_rcu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be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5e6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drain_call_rc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605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cu_un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653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set_log_inter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2b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map_iter__al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2e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map_iter__all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3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6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a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5d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insert__lock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8ca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ht_grow_mayb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905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ht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04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register_inst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2d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unregister_instan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51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register_fun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b6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yank_unregister_func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ce9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bh_c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d8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ontext_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15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1f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e74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ctx_finaliz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49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6ad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7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main_loop_wai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5fe8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routine_cre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3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aio_coroutine_en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6f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routine_inc_pool_siz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07c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queue_wait_imp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8d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routine_trampolin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d4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submit_a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1f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cancel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1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update_param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36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ead_pool_completion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5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pawn_thread_bh_fn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61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7a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7e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282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worker_th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07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deadline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19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lock_deadline_ns_a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26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d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31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mod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_mod_anticipate_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69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7a5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7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890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38b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imerlist_run_time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4637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ocket_get_f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564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aio_wait_b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1d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sleep_ns_wake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3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_get_from_sh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48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o_put_to_shres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0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co_time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9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timeou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6c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co_timeout_entry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7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timers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a8a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timers_destro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46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fre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55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free_idle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67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add_wat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a2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bb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file_monitor_watch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bf9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177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1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24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54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58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1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a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6f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ac3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dca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e25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e6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f7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cfd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22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2e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3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client_trip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dce6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u_message_read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e18c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kick_handl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e639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u_accept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5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5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un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c5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cf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6ffb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064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emu_vfio_dma_reset_temporar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1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race_enable_even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7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kick_cb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18f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u_pani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8b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tb_remo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9e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tb_look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2a9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region_alloc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759b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cg_register_th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e1ac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atomic_cmpxchg_i64_ch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e37a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tcg_gen_atomic_cmpxchg_i64_ch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f434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do_atomic_op_i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8f692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do_atomic_op_i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632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tcg_gen_gvec_2_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918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tcg_gen_gvec_3_oo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d87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tcg_gen_gvec_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2fa7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gvec_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aa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b6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3da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do_du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49a9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tcg_gen_gvec_2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2c1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46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eab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load_sta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02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field_exist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2cf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49b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d3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9ffe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0ec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vmstate_save_state_v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b3b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qemu_fill_buffer.cfi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0d34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ile_shutdow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3fe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qemu_fclo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7e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put_buffer_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af8</text:p>
          </table:table-cell>
          <table:table-cell office:value-type="string" calcext:value-type="string">
            <text:p>call r9</text:p>
          </table:table-cell>
          <table:table-cell office:value-type="string" calcext:value-type="string">
            <text:p>qemu_get_buffer_a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1c54</text:p>
          </table:table-cell>
          <table:table-cell office:value-type="string" calcext:value-type="string">
            <text:p>call r8</text:p>
          </table:table-cell>
          <table:table-cell office:value-type="string" calcext:value-type="string">
            <text:p>qemu_set_offse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0xda2cc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vduse_queue_enable</text:p>
          </table:table-cell>
          <table:table-cell table:number-columns-repeated="16381"/>
        </table:table-row>
      </table:table>
      <table:table table:name="total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FI-disabled function</text:p>
          </table:table-cell>
          <table:table-cell office:value-type="string" calcext:value-type="string">
            <text:p>Calls total</text:p>
          </table:table-cell>
          <table:table-cell office:value-type="string" calcext:value-type="string">
            <text:p>Correct class.</text:p>
          </table:table-cell>
          <table:table-cell office:value-type="string" calcext:value-type="string">
            <text:p>Incorrect class.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  <table:table-cell table:formula="of:=[.D2]/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84" calcext:value-type="float">
            <text:p>5084</text:p>
          </table:table-cell>
          <table:table-cell table:formula="of:=[.C3]-[.E3]" office:value-type="float" office:value="5074" calcext:value-type="float">
            <text:p>5074</text:p>
          </table:table-cell>
          <table:table-cell office:value-type="float" office:value="10" calcext:value-type="float">
            <text:p>10</text:p>
          </table:table-cell>
          <table:table-cell table:style-name="ce28" table:formula="of:=[.D3]/[.C3]" office:value-type="float" office:value="0.998033044846578" calcext:value-type="float">
            <text:p>0.99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095" calcext:value-type="float">
            <text:p>5095</text:p>
          </table:table-cell>
          <table:table-cell table:formula="of:=[.C4]-[.E4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4]/[.C4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office:value-type="float" office:value="5095" calcext:value-type="float">
            <text:p>5095</text:p>
          </table:table-cell>
          <table:table-cell table:formula="of:=[.C5]-[.E5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5]/[.C5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office:value-type="float" office:value="5095" calcext:value-type="float">
            <text:p>5095</text:p>
          </table:table-cell>
          <table:table-cell table:formula="of:=[.C6]-[.E6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6]/[.C6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emu_set_irq</text:p>
          </table:table-cell>
          <table:table-cell office:value-type="float" office:value="5215" calcext:value-type="float">
            <text:p>5215</text:p>
          </table:table-cell>
          <table:table-cell table:formula="of:=[.C7]-[.E7]" office:value-type="float" office:value="5191" calcext:value-type="float">
            <text:p>5191</text:p>
          </table:table-cell>
          <table:table-cell office:value-type="float" office:value="24" calcext:value-type="float">
            <text:p>24</text:p>
          </table:table-cell>
          <table:table-cell table:style-name="ce28" table:formula="of:=[.D7]/[.C7]" office:value-type="float" office:value="0.995397890699904" calcext:value-type="float">
            <text:p>0.99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virtio_bus_stop_ioeventfd</text:p>
          </table:table-cell>
          <table:table-cell office:value-type="float" office:value="5095" calcext:value-type="float">
            <text:p>5095</text:p>
          </table:table-cell>
          <table:table-cell table:formula="of:=[.C8]-[.E8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8]/[.C8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office:value-type="float" office:value="5095" calcext:value-type="float">
            <text:p>5095</text:p>
          </table:table-cell>
          <table:table-cell table:formula="of:=[.C9]-[.E9]" office:value-type="float" office:value="5085" calcext:value-type="float">
            <text:p>5085</text:p>
          </table:table-cell>
          <table:table-cell office:value-type="float" office:value="10" calcext:value-type="float">
            <text:p>10</text:p>
          </table:table-cell>
          <table:table-cell table:style-name="ce28" table:formula="of:=[.D9]/[.C9]" office:value-type="float" office:value="0.998037291462218" calcext:value-type="float">
            <text:p>0.99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office:value-type="float" office:value="5101" calcext:value-type="float">
            <text:p>5101</text:p>
          </table:table-cell>
          <table:table-cell table:formula="of:=[.C10]-[.E10]" office:value-type="float" office:value="5090" calcext:value-type="float">
            <text:p>5090</text:p>
          </table:table-cell>
          <table:table-cell office:value-type="float" office:value="11" calcext:value-type="float">
            <text:p>11</text:p>
          </table:table-cell>
          <table:table-cell table:style-name="ce28" table:formula="of:=[.D10]/[.C10]" office:value-type="float" office:value="0.997843560086258" calcext:value-type="float">
            <text:p>0.99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b_lock</text:p>
          </table:table-cell>
          <table:table-cell office:value-type="float" office:value="5102" calcext:value-type="float">
            <text:p>5102</text:p>
          </table:table-cell>
          <table:table-cell table:formula="of:=[.C11]-[.E11]" office:value-type="float" office:value="5092" calcext:value-type="float">
            <text:p>5092</text:p>
          </table:table-cell>
          <table:table-cell office:value-type="float" office:value="10" calcext:value-type="float">
            <text:p>10</text:p>
          </table:table-cell>
          <table:table-cell table:style-name="ce28" table:formula="of:=[.D11]/[.C11]" office:value-type="float" office:value="0.998039984319875" calcext:value-type="float">
            <text:p>0.998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FI-disabled function</text:p>
          </table:table-cell>
          <table:table-cell office:value-type="string" calcext:value-type="string">
            <text:p>Total Call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2657" calcext:value-type="float">
            <text:p>26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5084" calcext:value-type="float">
            <text:p>508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u_xen_xs_write</text:p>
          </table:table-cell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t3_build_cdat</text:p>
          </table:table-cell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emu_set_irq</text:p>
          </table:table-cell>
          <table:table-cell office:value-type="float" office:value="5215" calcext:value-type="float">
            <text:p>52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virtio_bus_stop_ioeventfd</text:p>
          </table:table-cell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host_dev_init</text:p>
          </table:table-cell>
          <table:table-cell office:value-type="float" office:value="5095" calcext:value-type="float">
            <text:p>509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emu_chr_be_event</text:p>
          </table:table-cell>
          <table:table-cell office:value-type="float" office:value="5101" calcext:value-type="float">
            <text:p>510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b_lock</text:p>
          </table:table-cell>
          <table:table-cell office:value-type="float" office:value="5102" calcext:value-type="float">
            <text:p>51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0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4:47:02.252917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21T08:14:44.599230403</dc:date>
    <meta:editing-duration>P6DT1H36M32S</meta:editing-duration>
    <meta:editing-cycles>21</meta:editing-cycles>
    <meta:generator>LibreOffice/7.6.5.2$Linux_X86_64 LibreOffice_project/60$Build-2</meta:generator>
    <meta:document-statistic meta:table-count="4" meta:cell-count="18596" meta:object-count="0"/>
  </office:meta>
</office:document-meta>
</file>